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BE000002D14482675C07D16A4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67cm" fo:min-width="11.15cm" fo:padding-top="0.142cm" fo:padding-bottom="0.142cm" fo:padding-left="0.267cm" fo:padding-right="0.267cm"/>
    </style:style>
    <style:style style:name="gr2" style:family="graphic" style:parent-style-name="standard">
      <style:graphic-properties svg:stroke-color="#000000" draw:fill-color="#b4c7dc" draw:textarea-horizontal-align="justify" draw:textarea-vertical-align="middle" draw:auto-grow-height="false" fo:min-height="0.574cm" fo:min-width="1.492cm" fo:wrap-option="no-wrap"/>
      <style:paragraph-properties style:writing-mode="lr-tb"/>
    </style:style>
    <style:style style:name="gr3" style:family="graphic" style:parent-style-name="objectwithoutfill">
      <style:graphic-properties svg:stroke-width="0.053cm" svg:stroke-color="#000000" draw:marker-start-width="0.279cm" draw:marker-end="" draw:marker-end-width="0.379cm" draw:fill="solid" draw:textarea-vertical-align="middle" fo:padding-top="0.151cm" fo:padding-bottom="0.151cm" fo:padding-left="0.276cm" fo:padding-right="0.276cm"/>
    </style:style>
    <style:style style:name="gr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986cm" fo:min-width="1.498cm" fo:padding-top="0.142cm" fo:padding-bottom="0.142cm" fo:padding-left="0.267cm" fo:padding-right="0.267cm"/>
    </style:style>
    <style:style style:name="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gr6"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4cm" fo:min-width="1.498cm" fo:padding-top="0.142cm" fo:padding-bottom="0.142cm" fo:padding-left="0.267cm" fo:padding-right="0.267cm"/>
    </style:style>
    <style:style style:name="gr7" style:family="graphic" style:parent-style-name="standard">
      <style:graphic-properties draw:stroke="none" svg:stroke-color="#000000" draw:fill="none" draw:fill-color="#ffffff" draw:textarea-horizontal-align="left" draw:auto-grow-height="true" draw:auto-grow-width="true" fo:min-height="0.628cm" fo:min-width="0.815cm"/>
      <style:paragraph-properties style:writing-mode="lr-tb"/>
    </style:style>
    <style:style style:name="gr8" style:family="graphic" style:parent-style-name="standard">
      <style:graphic-properties svg:stroke-color="#000000" draw:fill-color="#000000" draw:textarea-horizontal-align="justify" draw:textarea-vertical-align="middle" draw:auto-grow-height="false" fo:min-height="0.766cm" fo:min-width="0.008cm"/>
    </style:style>
    <style:style style:name="gr9" style:family="graphic" style:parent-style-name="standard">
      <style:graphic-properties draw:stroke="none" svg:stroke-color="#000000" draw:fill="none" draw:fill-color="#ffffff" draw:textarea-horizontal-align="left" draw:auto-grow-height="true" draw:auto-grow-width="true" fo:min-height="0.628cm" fo:min-width="1.035cm"/>
      <style:paragraph-properties style:writing-mode="lr-tb"/>
    </style:style>
    <style:style style:name="gr10" style:family="graphic" style:parent-style-name="standard">
      <style:graphic-properties svg:stroke-width="0.035cm" svg:stroke-color="#000000" draw:marker-start-width="0.252cm" draw:marker-end-width="0.252cm" draw:fill="solid" draw:fill-color="#ffdbb6" draw:textarea-horizontal-align="justify" draw:textarea-vertical-align="middle" draw:auto-grow-height="false" fo:min-height="0.986cm" fo:min-width="3.53cm" fo:padding-top="0.142cm" fo:padding-bottom="0.142cm" fo:padding-left="0.267cm" fo:padding-right="0.267cm"/>
    </style:style>
    <style:style style:name="gr11" style:family="graphic" style:parent-style-name="standard">
      <style:graphic-properties draw:stroke="none" svg:stroke-color="#000000" draw:fill="none" draw:fill-color="#ffffff" draw:textarea-horizontal-align="left" draw:auto-grow-height="true" draw:auto-grow-width="true" fo:min-height="0.628cm" fo:min-width="1.285cm"/>
      <style:paragraph-properties style:writing-mode="lr-tb"/>
    </style:style>
    <style:style style:name="gr12" style:family="graphic" style:parent-style-name="standard">
      <style:graphic-properties draw:fill="solid" draw:fill-color="#ffffa6" draw:textarea-horizontal-align="justify" draw:textarea-vertical-align="middle" draw:auto-grow-height="false" fo:min-height="1.584cm" fo:min-width="2.096cm"/>
    </style:style>
    <style:style style:name="gr13" style:family="graphic" style:parent-style-name="standard">
      <style:graphic-properties draw:stroke="none" svg:stroke-color="#000000" draw:fill="none" draw:fill-color="#ffffff" draw:textarea-horizontal-align="left" draw:auto-grow-height="true" draw:auto-grow-width="true" fo:min-height="0.628cm" fo:min-width="1.822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628cm" fo:min-width="2.31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628cm" fo:min-width="3.812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2.635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628cm" fo:min-width="2.072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628cm" fo:min-width="2.038cm"/>
      <style:paragraph-properties style:writing-mode="lr-tb"/>
    </style:style>
    <style:style style:name="gr19"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20" style:family="graphic">
      <style:graphic-properties style:protect="size"/>
    </style:style>
    <style:style style:name="gr21" style:family="graphic" style:parent-style-name="standard">
      <style:graphic-properties draw:stroke="none" svg:stroke-color="#000000" draw:fill="none" draw:fill-color="#ffffff" draw:textarea-horizontal-align="left" draw:auto-grow-height="true" draw:auto-grow-width="true" fo:min-height="0.628cm" fo:min-width="2.347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628cm" fo:min-width="3.173cm"/>
      <style:paragraph-properties style:writing-mode="lr-tb"/>
    </style:style>
    <style:style style:name="gr23" style:family="graphic" style:parent-style-name="objectwithoutfill">
      <style:graphic-properties svg:stroke-width="0.035cm" svg:stroke-color="#000000" draw:marker-start-width="0.252cm" draw:marker-end="" draw:marker-end-width="0.352cm" draw:fill="solid" draw:textarea-vertical-align="middle" fo:padding-top="0.142cm" fo:padding-bottom="0.142cm" fo:padding-left="0.267cm" fo:padding-right="0.267cm"/>
    </style:style>
    <style:style style:name="gr24" style:family="graphic" style:parent-style-name="standard">
      <style:graphic-properties draw:stroke="none" svg:stroke-color="#000000" draw:fill="none" draw:fill-color="#ffffff" draw:textarea-horizontal-align="left" draw:auto-grow-height="true" draw:auto-grow-width="true" fo:min-height="0.788cm" fo:min-width="2.313cm"/>
      <style:paragraph-properties style:writing-mode="lr-tb"/>
    </style:style>
    <style:style style:name="gr25" style:family="graphic" style:parent-style-name="objectwithoutfill">
      <style:graphic-properties svg:stroke-color="#ff0000" draw:marker-end="Arrow" draw:marker-end-width="0.3cm" draw:fill="solid" draw:textarea-vertical-align="middle"/>
    </style:style>
    <style:style style:name="gr26" style:family="graphic" style:parent-style-name="standard">
      <style:graphic-properties draw:fill-color="#afd095" draw:textarea-horizontal-align="justify" draw:textarea-vertical-align="middle" draw:auto-grow-height="false" fo:min-height="1.782cm" fo:min-width="3.564cm"/>
    </style:style>
    <style:style style:name="gr27" style:family="graphic" style:parent-style-name="standard">
      <style:graphic-properties draw:fill-color="#d4ea6b" draw:textarea-horizontal-align="justify" draw:textarea-vertical-align="middle" draw:auto-grow-height="false" fo:min-height="1.528cm" fo:min-width="3.31cm"/>
    </style:style>
    <style:style style:name="gr28" style:family="graphic" style:parent-style-name="standard">
      <style:graphic-properties svg:stroke-color="#861141" draw:marker-start="Arrow" draw:marker-start-width="0.3cm" draw:marker-end="Arrow" draw:marker-end-width="0.3cm" draw:textarea-vertical-align="middle"/>
    </style:style>
    <style:style style:name="gr29" style:family="graphic" style:parent-style-name="standard">
      <style:graphic-properties svg:stroke-color="#000000" draw:marker-start="Arrow" draw:marker-start-width="0.3cm" draw:marker-end="Arrow" draw:marker-end-width="0.3cm" draw:textarea-vertical-align="middle"/>
    </style:style>
    <style:style style:name="gr3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67cm" fo:min-width="11.658cm" fo:padding-top="0.142cm" fo:padding-bottom="0.142cm" fo:padding-left="0.267cm" fo:padding-right="0.267cm"/>
    </style:style>
    <style:style style:name="gr3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2.002cm" fo:min-width="1.498cm" fo:padding-top="0.142cm" fo:padding-bottom="0.142cm" fo:padding-left="0.267cm" fo:padding-right="0.267cm"/>
    </style:style>
    <style:style style:name="gr32" style:family="graphic" style:parent-style-name="standard">
      <style:graphic-properties draw:stroke="none" svg:stroke-color="#000000" draw:fill="none" draw:fill-color="#ffffff" draw:textarea-horizontal-align="left" draw:auto-grow-height="true" draw:auto-grow-width="true" fo:min-height="1.255cm" fo:min-width="1.488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628cm" fo:min-width="2.322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882cm" fo:min-width="3.143cm"/>
      <style:paragraph-properties style:writing-mode="lr-tb"/>
    </style:style>
    <style:style style:name="gr3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4cm" fo:min-width="1.719cm" fo:padding-top="0.142cm" fo:padding-bottom="0.142cm" fo:padding-left="0.267cm" fo:padding-right="0.267cm"/>
    </style:style>
    <style:style style:name="gr36" style:family="graphic" style:parent-style-name="standard">
      <style:graphic-properties draw:stroke="none" svg:stroke-color="#000000" draw:fill="none" draw:fill-color="#ffffff" draw:textarea-horizontal-align="left" draw:auto-grow-height="true" draw:auto-grow-width="true" fo:min-height="0.766cm" fo:min-width="1.488cm"/>
      <style:paragraph-properties style:writing-mode="lr-tb"/>
    </style:style>
    <style:style style:name="gr37"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2.256cm" fo:min-width="1.497cm" fo:padding-top="0.142cm" fo:padding-bottom="0.142cm" fo:padding-left="0.267cm" fo:padding-right="0.267cm"/>
    </style:style>
    <style:style style:name="gr38" style:family="graphic" style:parent-style-name="standard">
      <style:graphic-properties draw:stroke="none" svg:stroke-color="#000000" draw:fill="none" draw:fill-color="#ffffff" draw:textarea-horizontal-align="left" draw:auto-grow-height="true" draw:auto-grow-width="true" fo:min-height="0.628cm" fo:min-width="2.551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88cm" fo:min-width="3.414cm"/>
      <style:paragraph-properties style:writing-mode="lr-tb"/>
    </style:style>
    <style:style style:name="gr40" style:family="graphic" style:parent-style-name="standard">
      <style:graphic-properties draw:textarea-horizontal-align="justify" draw:textarea-vertical-align="middle" draw:auto-grow-height="false" fo:min-height="2.29cm" fo:min-width="7.12cm"/>
    </style:style>
    <style:style style:name="gr41" style:family="graphic" style:parent-style-name="standard">
      <style:graphic-properties draw:fill-color="#81d41a" draw:textarea-horizontal-align="justify" draw:textarea-vertical-align="middle" draw:auto-grow-height="false" fo:min-height="0.512cm" fo:min-width="0.262cm"/>
    </style:style>
    <style:style style:name="gr42" style:family="graphic" style:parent-style-name="standard">
      <style:graphic-properties draw:fill-color="#000000" draw:textarea-horizontal-align="justify" draw:textarea-vertical-align="middle" draw:auto-grow-height="false" fo:min-height="0.512cm" fo:min-width="0.262cm"/>
    </style:style>
    <style:style style:name="gr43" style:family="graphic" style:parent-style-name="standard">
      <style:graphic-properties draw:fill-color="#ffff00" draw:textarea-horizontal-align="justify" draw:textarea-vertical-align="middle" draw:auto-grow-height="false" fo:min-height="0.512cm" fo:min-width="0.262cm"/>
    </style:style>
    <style:style style:name="gr44" style:family="graphic" style:parent-style-name="standard">
      <style:graphic-properties draw:fill-color="#729fcf" draw:textarea-horizontal-align="justify" draw:textarea-vertical-align="middle" draw:auto-grow-height="false" fo:min-height="0.512cm" fo:min-width="0.262cm"/>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objectwithoutfill">
      <style:graphic-properties svg:stroke-width="0.159cm" svg:stroke-color="#000000" draw:marker-start-width="0.438cm" draw:marker-end="" draw:marker-end-width="0.538cm" draw:fill="solid" draw:textarea-vertical-align="middle" fo:padding-top="0.204cm" fo:padding-bottom="0.204cm" fo:padding-left="0.329cm" fo:padding-right="0.329cm"/>
    </style:style>
    <style:style style:name="gr47" style:family="graphic" style:parent-style-name="standard">
      <style:graphic-properties svg:stroke-width="0.106cm" svg:stroke-color="#000000" draw:marker-start="Arrow" draw:marker-start-width="0.458cm" draw:marker-end="Arrow" draw:marker-end-width="0.458cm" draw:textarea-vertical-align="middle" fo:padding-top="0.177cm" fo:padding-bottom="0.177cm" fo:padding-left="0.302cm" fo:padding-right="0.302cm"/>
    </style:style>
    <style:style style:name="gr48" style:family="graphic" style:parent-style-name="standard">
      <style:graphic-properties draw:stroke="none" svg:stroke-color="#000000" draw:fill="solid" draw:fill-color="#ffffff" draw:textarea-horizontal-align="left" draw:auto-grow-height="true" draw:auto-grow-width="true" fo:min-height="1.377cm" fo:min-width="2.288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377cm" fo:min-width="2.673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1.377cm" fo:min-width="2.288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628cm" fo:min-width="8.136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color="#ffffff"/>
      <style:paragraph-properties fo:text-align="center"/>
    </style:style>
    <style:style style:name="P2" style:family="paragraph">
      <style:paragraph-properties fo:text-align="center" style:writing-mode="lr-tb"/>
      <style:text-properties style:font-name="Arial" fo:font-size="12pt" style:font-size-asian="12pt" style:font-size-complex="12pt"/>
    </style:style>
    <style:style style:name="P3" style:family="paragraph">
      <loext:graphic-properties draw:fill-color="#b4c7dc"/>
      <style:paragraph-properties fo:text-align="center" style:writing-mode="lr-tb"/>
      <style:text-properties style:font-name="Arial" fo:font-size="12pt" style:font-size-asian="12pt" style:font-size-complex="12pt"/>
    </style:style>
    <style:style style:name="P4" style:family="paragraph">
      <loext:graphic-properties draw:fill="solid"/>
      <style:paragraph-properties fo:text-align="center"/>
    </style:style>
    <style:style style:name="P5" style:family="paragraph">
      <loext:graphic-properties draw:fill="none" draw:fill-color="#ffffff"/>
      <style:paragraph-properties style:writing-mode="lr-tb"/>
      <style:text-properties style:font-name="Arial" fo:font-size="16pt" style:font-size-asian="16pt" style:font-size-complex="16pt"/>
    </style:style>
    <style:style style:name="P6" style:family="paragraph">
      <loext:graphic-properties draw:fill-color="#000000"/>
      <style:paragraph-properties fo:text-align="center"/>
    </style:style>
    <style:style style:name="P7" style:family="paragraph">
      <loext:graphic-properties draw:fill="solid" draw:fill-color="#ffdbb6"/>
      <style:paragraph-properties fo:text-align="center"/>
    </style:style>
    <style:style style:name="P8" style:family="paragraph">
      <loext:graphic-properties draw:fill="solid" draw:fill-color="#ffffa6"/>
      <style:paragraph-properties fo:text-align="center"/>
    </style:style>
    <style:style style:name="P9" style:family="paragraph">
      <loext:graphic-properties draw:fill="none" draw:fill-color="#ffffff"/>
      <style:paragraph-properties style:writing-mode="lr-tb"/>
      <style:text-properties style:font-name="Arial" fo:font-size="14pt" style:font-size-asian="14pt" style:font-size-complex="14pt"/>
    </style:style>
    <style:style style:name="P10" style:family="paragraph">
      <loext:graphic-properties draw:fill-color="#ffffff"/>
      <style:paragraph-properties style:writing-mode="lr-tb"/>
    </style:style>
    <style:style style:name="P11" style:family="paragraph">
      <loext:graphic-properties draw:fill="none" draw:fill-color="#ffffff"/>
      <style:paragraph-properties style:writing-mode="lr-tb"/>
      <style:text-properties style:font-name="Arial" fo:font-size="20pt" fo:font-weight="bold" style:font-size-asian="20pt" style:font-weight-asian="bold" style:font-size-complex="20pt" style:font-weight-complex="bold"/>
    </style:style>
    <style:style style:name="P12" style:family="paragraph">
      <loext:graphic-properties draw:fill-color="#afd095"/>
      <style:paragraph-properties fo:text-align="center"/>
    </style:style>
    <style:style style:name="P13" style:family="paragraph">
      <loext:graphic-properties draw:fill-color="#d4ea6b"/>
      <style:paragraph-properties fo:text-align="center"/>
    </style:style>
    <style:style style:name="P14" style:family="paragraph">
      <style:paragraph-properties fo:text-align="center"/>
    </style:style>
    <style:style style:name="P15" style:family="paragraph">
      <loext:graphic-properties draw:fill="none" draw:fill-color="#ffffff"/>
      <style:paragraph-properties style:writing-mode="lr-tb"/>
      <style:text-properties fo:color="#2a6099" style:font-name="Arial" fo:font-size="14pt" fo:font-weight="bold" style:font-size-asian="14pt" style:font-weight-asian="bold" style:font-size-complex="14pt" style:font-weight-complex="bold"/>
    </style:style>
    <style:style style:name="P16" style:family="paragraph">
      <loext:graphic-properties draw:fill="none" draw:fill-color="#ffffff"/>
      <style:paragraph-properties style:writing-mode="lr-tb"/>
      <style:text-properties fo:color="#ff0000" style:font-name="Arial" fo:font-size="14pt" fo:font-weight="bold" style:font-size-asian="14pt" style:font-weight-asian="bold" style:font-size-complex="14pt" style:font-weight-complex="bold"/>
    </style:style>
    <style:style style:name="P17" style:family="paragraph">
      <loext:graphic-properties draw:fill="none" draw:fill-color="#ffffff"/>
      <style:paragraph-properties style:writing-mode="lr-tb"/>
      <style:text-properties fo:color="#c9211e" style:font-name="Arial" fo:font-size="14pt" fo:font-weight="bold" style:font-size-asian="14pt" style:font-weight-asian="bold" style:font-size-complex="14pt" style:font-weight-complex="bold"/>
    </style:style>
    <style:style style:name="P18" style:family="paragraph">
      <loext:graphic-properties draw:fill-color="#81d41a"/>
      <style:paragraph-properties fo:text-align="center"/>
    </style:style>
    <style:style style:name="P19" style:family="paragraph">
      <loext:graphic-properties draw:fill-color="#ffff00"/>
      <style:paragraph-properties fo:text-align="center"/>
    </style:style>
    <style:style style:name="P20" style:family="paragraph">
      <loext:graphic-properties draw:fill-color="#729fcf"/>
      <style:paragraph-properties fo:text-align="center"/>
    </style:style>
    <style:style style:name="P21" style:family="paragraph">
      <loext:graphic-properties draw:fill="none"/>
      <style:paragraph-properties fo:text-align="center"/>
    </style:style>
    <style:style style:name="P22" style:family="paragraph">
      <loext:graphic-properties draw:fill="solid" draw:fill-color="#ffffff"/>
      <style:paragraph-properties style:writing-mode="lr-tb"/>
      <style:text-properties style:font-name="Arial" fo:font-size="16pt" style:font-size-asian="16pt" style:font-size-complex="16pt"/>
    </style:style>
    <style:style style:name="P23" style:family="paragraph">
      <loext:graphic-properties draw:fill="none" draw:fill-color="#ffffff"/>
      <style:paragraph-properties style:writing-mode="lr-tb"/>
      <style:text-properties style:font-name="Arial" fo:font-size="16pt" fo:font-weight="bold" style:font-size-asian="16pt" style:font-weight-asian="bold" style:font-size-complex="16pt" style:font-weight-complex="bold"/>
    </style:style>
    <style:style style:name="T1" style:family="text">
      <style:text-properties style:font-name="Arial" fo:font-size="12pt" style:font-size-asian="12pt" style:font-size-complex="12pt"/>
    </style:style>
    <style:style style:name="T2" style:family="text">
      <style:text-properties style:font-name="Arial" fo:font-size="16pt" style:font-size-asian="16pt" style:font-size-complex="16pt"/>
    </style:style>
    <style:style style:name="T3" style:family="text">
      <style:text-properties style:font-name="Arial" fo:font-size="14pt" style:font-size-asian="14pt" style:font-size-complex="14pt"/>
    </style:style>
    <style:style style:name="T4" style:family="text">
      <style:text-properties style:font-name="Arial" fo:font-size="20pt" fo:font-weight="bold" style:font-size-asian="20pt" style:font-weight-asian="bold" style:font-size-complex="20pt" style:font-weight-complex="bold"/>
    </style:style>
    <style:style style:name="T5" style:family="text">
      <style:text-properties fo:color="#2a6099" style:font-name="Arial" fo:font-size="16pt" fo:font-weight="bold" style:font-size-asian="16pt" style:font-weight-asian="bold" style:font-size-complex="16pt" style:font-weight-complex="bold"/>
    </style:style>
    <style:style style:name="T6" style:family="text">
      <style:text-properties fo:color="#2a6099" style:font-name="Arial" fo:font-size="14pt" fo:font-weight="bold" style:font-size-asian="14pt" style:font-weight-asian="bold" style:font-size-complex="14pt" style:font-weight-complex="bold"/>
    </style:style>
    <style:style style:name="T7" style:family="text">
      <style:text-properties style:font-name="Arial" fo:font-size="16pt" fo:font-weight="bold" style:font-size-asian="16pt" style:font-weight-asian="bold" style:font-size-complex="16pt" style:font-weight-complex="bold"/>
    </style:style>
    <style:style style:name="T8" style:family="text">
      <style:text-properties fo:color="#ff0000" style:font-name="Arial" fo:font-size="14pt" fo:font-weight="bold" style:font-size-asian="14pt" style:font-weight-asian="bold" style:font-size-complex="14pt" style:font-weight-complex="bold"/>
    </style:style>
    <style:style style:name="T9" style:family="text">
      <style:text-properties fo:color="#c9211e" style:font-name="Arial" fo:font-size="14pt" fo:font-weight="bold" style:font-size-asian="14pt" style:font-weight-asian="bold" style:font-size-complex="14pt" style:font-weight-complex="bold"/>
    </style:style>
    <style:style style:name="T10" style:family="text">
      <style:text-properties fo:color="#c9211e" style:font-name="Arial"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1.684cm" svg:height="12.954cm" svg:x="2.032cm" svg:y="2.286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3" draw:text-style-name="P4" draw:layer="layout" svg:x1="15.24cm" svg:y1="12.954cm" svg:x2="13.716cm" svg:y2="12.954cm">
          <text:p/>
        </draw:line>
        <draw:custom-shape draw:style-name="gr4" draw:text-style-name="P1" draw:layer="layout" svg:width="2.032cm" svg:height="1.27cm" svg:x="4.826cm" svg:y="6.096cm">
          <text:p/>
          <draw:enhanced-geometry svg:viewBox="0 0 21600 21600" draw:type="rectangle" draw:enhanced-path="M 0 0 L 21600 0 21600 21600 0 21600 0 0 Z N"/>
        </draw:custom-shape>
        <draw:line draw:style-name="gr3" draw:text-style-name="P4" draw:layer="layout" svg:x1="5.842cm" svg:y1="7.366cm" svg:x2="5.842cm" svg:y2="10.668cm">
          <text:p/>
        </draw:line>
        <draw:frame draw:style-name="gr9" draw:text-style-name="P5" draw:layer="layout" svg:width="1.535cm" svg:height="0.878cm" svg:x="5.069cm" svg:y="6.234cm">
          <draw:text-box>
            <text:p><text:span text:style-name="T2">gw1</text:span></text:p>
          </draw:text-box>
        </draw:frame>
        <draw:custom-shape draw:style-name="gr10" draw:text-style-name="P7" draw:layer="layout" svg:width="4.064cm" svg:height="1.27cm" svg:x="7.907cm" svg:y="6.096cm">
          <text:p/>
          <draw:enhanced-geometry svg:viewBox="0 0 21600 21600" draw:type="rectangle" draw:enhanced-path="M 0 0 L 21600 0 21600 21600 0 21600 0 0 Z N"/>
        </draw:custom-shape>
        <draw:frame draw:style-name="gr11" draw:text-style-name="P5" draw:layer="layout" svg:width="1.785cm" svg:height="0.878cm" svg:x="9.177cm" svg:y="6.234cm">
          <draw:text-box>
            <text:p><text:span text:style-name="T2">br-int</text:span></text:p>
          </draw:text-box>
        </draw:frame>
        <draw:custom-shape draw:style-name="gr1" draw:text-style-name="P1" draw:layer="layout" svg:width="11.684cm" svg:height="12.954cm" svg:x="15.24cm" svg:y="2.286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12" draw:text-style-name="P8" draw:layer="layout" svg:width="2.794cm" svg:height="2.032cm" svg:x="6.858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7.109cm" svg:y="2.932cm">
          <draw:text-box>
            <text:p><text:span text:style-name="T2">vm1.sh</text:span></text:p>
          </draw:text-box>
        </draw:frame>
        <draw:frame draw:style-name="gr14" draw:text-style-name="P9" draw:layer="layout" svg:width="2.813cm" svg:height="0.878cm" svg:x="6.858cm" svg:y="3.81cm">
          <draw:text-box>
            <text:p><text:span text:style-name="T3">10.90.0.11</text:span></text:p>
          </draw:text-box>
        </draw:frame>
        <draw:line draw:style-name="gr3" draw:text-style-name="P4" draw:layer="layout" svg:x1="8.415cm" svg:y1="4.826cm" svg:x2="8.415cm" svg:y2="6.096cm">
          <text:p/>
        </draw:line>
        <draw:frame draw:style-name="gr15" draw:text-style-name="P5" draw:layer="layout" svg:width="4.312cm" svg:height="0.878cm" svg:x="4.832cm" svg:y="12.838cm">
          <draw:text-box>
            <text:p><text:span text:style-name="T2">IP Masquerade</text:span></text:p>
          </draw:text-box>
        </draw:frame>
        <draw:custom-shape draw:style-name="gr4" draw:text-style-name="P1" draw:layer="layout" svg:width="2.032cm" svg:height="1.27cm" svg:x="11.684cm" svg:y="12.192cm">
          <text:p/>
          <draw:enhanced-geometry svg:viewBox="0 0 21600 21600" draw:type="rectangle" draw:enhanced-path="M 0 0 L 21600 0 21600 21600 0 21600 0 0 Z N"/>
        </draw:custom-shape>
        <draw:frame draw:style-name="gr16" draw:text-style-name="P5" draw:layer="layout" svg:width="3.135cm" svg:height="0.878cm" svg:x="10.213cm" svg:y="13.854cm">
          <draw:text-box>
            <text:p><text:span text:style-name="T2">enp68s0f0</text:span></text:p>
          </draw:text-box>
        </draw:frame>
        <draw:line draw:style-name="gr3" draw:text-style-name="P4" draw:layer="layout" svg:x1="10.922cm" svg:y1="7.366cm" svg:x2="10.922cm" svg:y2="12.954cm">
          <text:p/>
        </draw:line>
        <draw:line draw:style-name="gr3" draw:text-style-name="P4" draw:layer="layout" svg:x1="11.684cm" svg:y1="12.954cm" svg:x2="10.922cm" svg:y2="12.954cm">
          <text:p/>
        </draw:line>
        <draw:custom-shape draw:style-name="gr4" draw:text-style-name="P1" draw:layer="layout" svg:width="2.032cm" svg:height="1.27cm" svg:x="15.24cm" svg:y="12.192cm">
          <text:p/>
          <draw:enhanced-geometry svg:viewBox="0 0 21600 21600" draw:type="rectangle" draw:enhanced-path="M 0 0 L 21600 0 21600 21600 0 21600 0 0 Z N"/>
        </draw:custom-shape>
        <draw:line draw:style-name="gr3" draw:text-style-name="P4" draw:layer="layout" svg:x1="5.842cm" svg:y1="11.684cm" svg:x2="4.318cm" svg:y2="11.684cm">
          <text:p/>
        </draw:line>
        <draw:frame draw:style-name="gr17" draw:text-style-name="P9" draw:layer="layout" svg:width="2.572cm" svg:height="0.878cm" svg:x="10.922cm" svg:y="11.314cm">
          <draw:text-box>
            <text:p><text:span text:style-name="T3">10.0.0.10</text:span></text:p>
          </draw:text-box>
        </draw:frame>
        <draw:frame draw:style-name="gr18" draw:text-style-name="P9" draw:layer="layout" svg:width="2.538cm" svg:height="0.878cm" svg:x="15.24cm" svg:y="11.314cm">
          <draw:text-box>
            <text:p><text:span text:style-name="T3">10.0.0.11</text:span></text:p>
          </draw:text-box>
        </draw:frame>
        <draw:line draw:style-name="gr3" draw:text-style-name="P4" draw:layer="layout" svg:x1="8.415cm" svg:y1="7.366cm" svg:x2="8.415cm" svg:y2="8.636cm">
          <text:p/>
        </draw:line>
        <draw:custom-shape draw:style-name="gr4" draw:text-style-name="P1" draw:layer="layout" svg:width="2.032cm" svg:height="1.27cm" svg:x="7.399cm" svg:y="8.636cm">
          <text:p/>
          <draw:enhanced-geometry svg:viewBox="0 0 21600 21600" draw:type="rectangle" draw:enhanced-path="M 0 0 L 21600 0 21600 21600 0 21600 0 0 Z N"/>
        </draw:custom-shape>
        <draw:frame draw:style-name="gr9" draw:text-style-name="P5" draw:layer="layout" svg:width="1.535cm" svg:height="0.878cm" svg:x="7.653cm" svg:y="8.89cm">
          <draw:text-box>
            <text:p><text:span text:style-name="T2">xif1</text:span></text:p>
          </draw:text-box>
        </draw:frame>
        <draw:line draw:style-name="gr19" draw:text-style-name="P4" draw:layer="layout" svg:x1="13.494cm" svg:y1="11.684cm" svg:x2="11.176cm" svg:y2="11.684cm">
          <text:p/>
        </draw:line>
        <draw:frame draw:style-name="gr17" draw:text-style-name="P9" draw:layer="layout" svg:width="2.572cm" svg:height="0.878cm" svg:x="7.112cm" svg:y="10.16cm">
          <draw:text-box>
            <text:p><text:span text:style-name="T3">10.0.0.10</text:span></text:p>
          </draw:text-box>
        </draw:frame>
        <draw:frame draw:style-name="gr16" draw:text-style-name="P5" draw:layer="layout" svg:width="3.135cm" svg:height="0.878cm" svg:x="15.407cm" svg:y="13.854cm">
          <draw:text-box>
            <text:p><text:span text:style-name="T2">enp68s0f0</text:span></text:p>
          </draw:text-box>
        </draw:frame>
        <presentation:notes draw:style-name="dp2">
          <draw:page-thumbnail draw:style-name="gr20" draw:layer="layout" svg:width="18.624cm" svg:height="10.476cm" svg:x="1.482cm" svg:y="2.123cm" draw:page-number="1" presentation:class="page"/>
          <draw:frame presentation:style-name="pr1" draw:text-style-name="P10"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 draw:text-style-name="P1" draw:layer="layout" svg:width="11.684cm" svg:height="12.954cm" svg:x="2.032cm" svg:y="2.286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3" draw:text-style-name="P4" draw:layer="layout" svg:x1="15.24cm" svg:y1="12.954cm" svg:x2="13.716cm" svg:y2="12.954cm">
          <text:p/>
        </draw:line>
        <draw:custom-shape draw:style-name="gr4" draw:text-style-name="P1" draw:layer="layout" svg:width="2.032cm" svg:height="1.27cm" svg:x="4.826cm" svg:y="6.096cm">
          <text:p/>
          <draw:enhanced-geometry svg:viewBox="0 0 21600 21600" draw:type="rectangle" draw:enhanced-path="M 0 0 L 21600 0 21600 21600 0 21600 0 0 Z N"/>
        </draw:custom-shape>
        <draw:line draw:style-name="gr3" draw:text-style-name="P4" draw:layer="layout" svg:x1="5.842cm" svg:y1="7.366cm" svg:x2="5.842cm" svg:y2="10.668cm">
          <text:p/>
        </draw:line>
        <draw:frame draw:style-name="gr9" draw:text-style-name="P5" draw:layer="layout" svg:width="1.535cm" svg:height="0.878cm" svg:x="5.069cm" svg:y="6.234cm">
          <draw:text-box>
            <text:p><text:span text:style-name="T2">gw1</text:span></text:p>
          </draw:text-box>
        </draw:frame>
        <draw:custom-shape draw:style-name="gr10" draw:text-style-name="P7" draw:layer="layout" svg:width="4.064cm" svg:height="1.27cm" svg:x="7.907cm" svg:y="6.096cm">
          <text:p/>
          <draw:enhanced-geometry svg:viewBox="0 0 21600 21600" draw:type="rectangle" draw:enhanced-path="M 0 0 L 21600 0 21600 21600 0 21600 0 0 Z N"/>
        </draw:custom-shape>
        <draw:frame draw:style-name="gr11" draw:text-style-name="P5" draw:layer="layout" svg:width="1.785cm" svg:height="0.878cm" svg:x="9.177cm" svg:y="6.234cm">
          <draw:text-box>
            <text:p><text:span text:style-name="T2">br-int</text:span></text:p>
          </draw:text-box>
        </draw:frame>
        <draw:custom-shape draw:style-name="gr1" draw:text-style-name="P1" draw:layer="layout" svg:width="11.684cm" svg:height="12.954cm" svg:x="15.24cm" svg:y="2.286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12" draw:text-style-name="P8" draw:layer="layout" svg:width="2.794cm" svg:height="2.032cm" svg:x="6.858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7.109cm" svg:y="2.932cm">
          <draw:text-box>
            <text:p><text:span text:style-name="T2">vm1.sh</text:span></text:p>
          </draw:text-box>
        </draw:frame>
        <draw:frame draw:style-name="gr14" draw:text-style-name="P9" draw:layer="layout" svg:width="2.813cm" svg:height="0.878cm" svg:x="6.858cm" svg:y="3.81cm">
          <draw:text-box>
            <text:p><text:span text:style-name="T3">10.90.0.11</text:span></text:p>
          </draw:text-box>
        </draw:frame>
        <draw:line draw:style-name="gr3" draw:text-style-name="P4" draw:layer="layout" svg:x1="8.415cm" svg:y1="4.826cm" svg:x2="8.415cm" svg:y2="6.096cm">
          <text:p/>
        </draw:line>
        <draw:frame draw:style-name="gr15" draw:text-style-name="P5" draw:layer="layout" svg:width="4.312cm" svg:height="0.878cm" svg:x="4.832cm" svg:y="12.838cm">
          <draw:text-box>
            <text:p><text:span text:style-name="T2">IP Masquerade</text:span></text:p>
          </draw:text-box>
        </draw:frame>
        <draw:custom-shape draw:style-name="gr4" draw:text-style-name="P1" draw:layer="layout" svg:width="2.032cm" svg:height="1.27cm" svg:x="11.684cm" svg:y="12.192cm">
          <text:p/>
          <draw:enhanced-geometry svg:viewBox="0 0 21600 21600" draw:type="rectangle" draw:enhanced-path="M 0 0 L 21600 0 21600 21600 0 21600 0 0 Z N"/>
        </draw:custom-shape>
        <draw:frame draw:style-name="gr16" draw:text-style-name="P5" draw:layer="layout" svg:width="3.135cm" svg:height="0.878cm" svg:x="10.213cm" svg:y="13.854cm">
          <draw:text-box>
            <text:p><text:span text:style-name="T2">enp68s0f0</text:span></text:p>
          </draw:text-box>
        </draw:frame>
        <draw:custom-shape draw:style-name="gr4" draw:text-style-name="P1" draw:layer="layout" svg:width="2.032cm" svg:height="1.27cm" svg:x="15.24cm" svg:y="12.192cm">
          <text:p/>
          <draw:enhanced-geometry svg:viewBox="0 0 21600 21600" draw:type="rectangle" draw:enhanced-path="M 0 0 L 21600 0 21600 21600 0 21600 0 0 Z N"/>
        </draw:custom-shape>
        <draw:line draw:style-name="gr3" draw:text-style-name="P4" draw:layer="layout" svg:x1="5.842cm" svg:y1="11.684cm" svg:x2="4.318cm" svg:y2="11.684cm">
          <text:p/>
        </draw:line>
        <draw:frame draw:style-name="gr17" draw:text-style-name="P9" draw:layer="layout" svg:width="2.572cm" svg:height="0.878cm" svg:x="10.922cm" svg:y="11.314cm">
          <draw:text-box>
            <text:p><text:span text:style-name="T3">10.0.0.10</text:span></text:p>
          </draw:text-box>
        </draw:frame>
        <draw:frame draw:style-name="gr18" draw:text-style-name="P9" draw:layer="layout" svg:width="2.538cm" svg:height="0.878cm" svg:x="15.24cm" svg:y="11.314cm">
          <draw:text-box>
            <text:p><text:span text:style-name="T3">10.0.0.11</text:span></text:p>
          </draw:text-box>
        </draw:frame>
        <draw:frame draw:style-name="gr16" draw:text-style-name="P5" draw:layer="layout" svg:width="3.135cm" svg:height="0.878cm" svg:x="15.407cm" svg:y="13.854cm">
          <draw:text-box>
            <text:p><text:span text:style-name="T2">enp68s0f0</text:span></text:p>
          </draw:text-box>
        </draw:frame>
        <presentation:notes draw:style-name="dp2">
          <draw:page-thumbnail draw:style-name="gr20" draw:layer="layout" svg:width="18.624cm" svg:height="10.476cm" svg:x="1.482cm" svg:y="2.123cm" draw:page-number="2" presentation:class="page"/>
          <draw:frame presentation:style-name="pr1"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 draw:text-style-name="P1" draw:layer="layout" svg:width="11.684cm" svg:height="12.954cm" svg:x="2.032cm" svg:y="2.286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3" draw:text-style-name="P4" draw:layer="layout" svg:x1="15.24cm" svg:y1="12.954cm" svg:x2="13.716cm" svg:y2="12.954cm">
          <text:p/>
        </draw:line>
        <draw:custom-shape draw:style-name="gr4" draw:text-style-name="P1" draw:layer="layout" svg:width="2.032cm" svg:height="1.27cm" svg:x="4.826cm" svg:y="6.096cm">
          <text:p/>
          <draw:enhanced-geometry svg:viewBox="0 0 21600 21600" draw:type="rectangle" draw:enhanced-path="M 0 0 L 21600 0 21600 21600 0 21600 0 0 Z N"/>
        </draw:custom-shape>
        <draw:line draw:style-name="gr3" draw:text-style-name="P4" draw:layer="layout" svg:x1="5.842cm" svg:y1="7.366cm" svg:x2="5.842cm" svg:y2="10.668cm">
          <text:p/>
        </draw:line>
        <draw:frame draw:style-name="gr9" draw:text-style-name="P5" draw:layer="layout" svg:width="1.535cm" svg:height="0.878cm" svg:x="5.069cm" svg:y="6.234cm">
          <draw:text-box>
            <text:p><text:span text:style-name="T2">gw1</text:span></text:p>
          </draw:text-box>
        </draw:frame>
        <draw:custom-shape draw:style-name="gr10" draw:text-style-name="P7" draw:layer="layout" svg:width="4.064cm" svg:height="1.27cm" svg:x="7.907cm" svg:y="6.096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9.177cm" svg:y="6.096cm">
          <draw:text-box>
            <text:p><text:span text:style-name="T2">br-int</text:span></text:p>
          </draw:text-box>
        </draw:frame>
        <draw:custom-shape draw:style-name="gr1" draw:text-style-name="P1" draw:layer="layout" svg:width="11.684cm" svg:height="12.954cm" svg:x="15.24cm" svg:y="2.286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12" draw:text-style-name="P8" draw:layer="layout" svg:width="2.794cm" svg:height="2.032cm" svg:x="5.861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6.036cm" svg:y="2.932cm">
          <draw:text-box>
            <text:p><text:span text:style-name="T2">vm1.sh</text:span></text:p>
          </draw:text-box>
        </draw:frame>
        <draw:frame draw:style-name="gr14" draw:text-style-name="P9" draw:layer="layout" svg:width="2.813cm" svg:height="0.878cm" svg:x="5.842cm" svg:y="3.81cm">
          <draw:text-box>
            <text:p><text:span text:style-name="T3">10.90.0.11</text:span></text:p>
          </draw:text-box>
        </draw:frame>
        <draw:line draw:style-name="gr3" draw:text-style-name="P4" draw:layer="layout" svg:x1="7.366cm" svg:y1="4.826cm" svg:x2="9.685cm" svg:y2="6.096cm">
          <text:p/>
        </draw:line>
        <draw:frame draw:style-name="gr15" draw:text-style-name="P5" draw:layer="layout" svg:width="4.312cm" svg:height="0.878cm" svg:x="4.832cm" svg:y="12.838cm">
          <draw:text-box>
            <text:p><text:span text:style-name="T2">IP Masquerade</text:span></text:p>
          </draw:text-box>
        </draw:frame>
        <draw:custom-shape draw:style-name="gr4" draw:text-style-name="P1" draw:layer="layout" svg:width="2.032cm" svg:height="1.27cm" svg:x="11.684cm" svg:y="12.192cm">
          <text:p/>
          <draw:enhanced-geometry svg:viewBox="0 0 21600 21600" draw:type="rectangle" draw:enhanced-path="M 0 0 L 21600 0 21600 21600 0 21600 0 0 Z N"/>
        </draw:custom-shape>
        <draw:frame draw:style-name="gr16" draw:text-style-name="P5" draw:layer="layout" svg:width="3.135cm" svg:height="0.878cm" svg:x="10.213cm" svg:y="13.854cm">
          <draw:text-box>
            <text:p><text:span text:style-name="T2">enp68s0f0</text:span></text:p>
          </draw:text-box>
        </draw:frame>
        <draw:line draw:style-name="gr3" draw:text-style-name="P4" draw:layer="layout" svg:x1="10.922cm" svg:y1="7.366cm" svg:x2="10.922cm" svg:y2="12.954cm">
          <text:p/>
        </draw:line>
        <draw:line draw:style-name="gr3" draw:text-style-name="P4" draw:layer="layout" svg:x1="11.684cm" svg:y1="12.954cm" svg:x2="10.922cm" svg:y2="12.954cm">
          <text:p/>
        </draw:line>
        <draw:custom-shape draw:style-name="gr4" draw:text-style-name="P1" draw:layer="layout" svg:width="2.032cm" svg:height="1.27cm" svg:x="15.24cm" svg:y="12.192cm">
          <text:p/>
          <draw:enhanced-geometry svg:viewBox="0 0 21600 21600" draw:type="rectangle" draw:enhanced-path="M 0 0 L 21600 0 21600 21600 0 21600 0 0 Z N"/>
        </draw:custom-shape>
        <draw:line draw:style-name="gr3" draw:text-style-name="P4" draw:layer="layout" svg:x1="5.842cm" svg:y1="11.684cm" svg:x2="4.318cm" svg:y2="11.684cm">
          <text:p/>
        </draw:line>
        <draw:line draw:style-name="gr3" draw:text-style-name="P4" draw:layer="layout" svg:x1="8.415cm" svg:y1="7.366cm" svg:x2="8.415cm" svg:y2="8.636cm">
          <text:p/>
        </draw:line>
        <draw:custom-shape draw:style-name="gr4" draw:text-style-name="P1" draw:layer="layout" svg:width="2.032cm" svg:height="1.27cm" svg:x="7.399cm" svg:y="8.636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7.653cm" svg:y="8.89cm">
          <draw:text-box>
            <text:p><text:span text:style-name="T2">xif1</text:span></text:p>
          </draw:text-box>
        </draw:frame>
        <draw:frame draw:style-name="gr17" draw:text-style-name="P9" draw:layer="layout" svg:width="2.572cm" svg:height="0.878cm" svg:x="7.112cm" svg:y="10.16cm">
          <draw:text-box>
            <text:p><text:span text:style-name="T3">10.0.0.10</text:span></text:p>
          </draw:text-box>
        </draw:frame>
        <draw:frame draw:style-name="gr16" draw:text-style-name="P5" draw:layer="layout" svg:width="3.135cm" svg:height="0.878cm" svg:x="15.407cm" svg:y="13.854cm">
          <draw:text-box>
            <text:p><text:span text:style-name="T2">enp68s0f0</text:span></text:p>
          </draw:text-box>
        </draw:frame>
        <draw:custom-shape draw:style-name="gr12" draw:text-style-name="P8" draw:layer="layout" svg:width="2.794cm" svg:height="2.032cm" svg:x="8.849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9.024cm" svg:y="2.932cm">
          <draw:text-box>
            <text:p><text:span text:style-name="T2">vm2.sh</text:span></text:p>
          </draw:text-box>
        </draw:frame>
        <draw:frame draw:style-name="gr21" draw:text-style-name="P9" draw:layer="layout" svg:width="2.847cm" svg:height="0.878cm" svg:x="8.83cm" svg:y="3.81cm">
          <draw:text-box>
            <text:p><text:span text:style-name="T3">10.90.0.12</text:span></text:p>
          </draw:text-box>
        </draw:frame>
        <draw:line draw:style-name="gr3" draw:text-style-name="P4" draw:layer="layout" svg:x1="10.16cm" svg:y1="4.826cm" svg:x2="10.16cm" svg:y2="6.096cm">
          <text:p/>
        </draw:line>
        <draw:custom-shape draw:style-name="gr10" draw:text-style-name="P7" draw:layer="layout" svg:width="4.064cm" svg:height="1.27cm" svg:x="19.304cm" svg:y="6.096cm">
          <text:p/>
          <draw:enhanced-geometry svg:viewBox="0 0 21600 21600" draw:mirror-horizontal="false" draw:mirror-vertical="false" draw:type="rectangle" draw:enhanced-path="M 0 0 L 21600 0 21600 21600 0 21600 0 0 Z N"/>
        </draw:custom-shape>
        <draw:line draw:style-name="gr3" draw:text-style-name="P4" draw:layer="layout" svg:x1="21.336cm" svg:y1="7.366cm" svg:x2="21.336cm" svg:y2="12.954cm">
          <text:p/>
        </draw:line>
        <draw:line draw:style-name="gr3" draw:text-style-name="P4" draw:layer="layout" svg:x1="21.336cm" svg:y1="12.954cm" svg:x2="17.272cm" svg:y2="12.954cm">
          <text:p/>
        </draw:line>
        <draw:frame draw:style-name="gr11" draw:text-style-name="P5" draw:layer="layout" svg:width="1.785cm" svg:height="0.878cm" svg:x="20.32cm" svg:y="6.096cm">
          <draw:text-box>
            <text:p><text:span text:style-name="T2">br-int</text:span></text:p>
          </draw:text-box>
        </draw:frame>
        <draw:custom-shape draw:style-name="gr12" draw:text-style-name="P8" draw:layer="layout" svg:width="2.794cm" svg:height="2.032cm" svg:x="18.06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8.235cm" svg:y="2.932cm">
          <draw:text-box>
            <text:p><text:span text:style-name="T2">vm3.sh</text:span></text:p>
          </draw:text-box>
        </draw:frame>
        <draw:frame draw:style-name="gr21" draw:text-style-name="P9" draw:layer="layout" svg:width="2.847cm" svg:height="0.878cm" svg:x="18.041cm" svg:y="3.81cm">
          <draw:text-box>
            <text:p><text:span text:style-name="T3">10.90.0.13</text:span></text:p>
          </draw:text-box>
        </draw:frame>
        <draw:line draw:style-name="gr3" draw:text-style-name="P4" draw:layer="layout" svg:x1="20.066cm" svg:y1="4.826cm" svg:x2="20.066cm" svg:y2="6.096cm">
          <text:p/>
        </draw:line>
        <draw:custom-shape draw:style-name="gr12" draw:text-style-name="P8" draw:layer="layout" svg:width="2.794cm" svg:height="2.032cm" svg:x="21.048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1.223cm" svg:y="2.932cm">
          <draw:text-box>
            <text:p><text:span text:style-name="T2">vm4.sh</text:span></text:p>
          </draw:text-box>
        </draw:frame>
        <draw:frame draw:style-name="gr21" draw:text-style-name="P9" draw:layer="layout" svg:width="2.847cm" svg:height="0.878cm" svg:x="21.029cm" svg:y="3.81cm">
          <draw:text-box>
            <text:p><text:span text:style-name="T3">10.90.0.14</text:span></text:p>
          </draw:text-box>
        </draw:frame>
        <draw:line draw:style-name="gr3" draw:text-style-name="P4" draw:layer="layout" svg:x1="22.098cm" svg:y1="4.826cm" svg:x2="22.098cm" svg:y2="6.096cm">
          <text:p/>
        </draw:line>
        <draw:line draw:style-name="gr3" draw:text-style-name="P4" draw:layer="layout" svg:x1="23.115cm" svg:y1="7.366cm" svg:x2="23.115cm" svg:y2="8.636cm">
          <text:p/>
        </draw:line>
        <draw:custom-shape draw:style-name="gr4" draw:text-style-name="P1" draw:layer="layout" svg:width="2.032cm" svg:height="1.27cm" svg:x="22.099cm" svg:y="8.636cm">
          <text:p/>
          <draw:enhanced-geometry svg:viewBox="0 0 21600 21600" draw:mirror-horizontal="false" draw:mirror-vertical="false" draw:type="rectangle" draw:enhanced-path="M 0 0 L 21600 0 21600 21600 0 21600 0 0 Z N"/>
        </draw:custom-shape>
        <draw:frame draw:style-name="gr9" draw:text-style-name="P5" draw:layer="layout" svg:width="1.535cm" svg:height="0.878cm" svg:x="22.353cm" svg:y="8.89cm">
          <draw:text-box>
            <text:p><text:span text:style-name="T2">xif2</text:span></text:p>
          </draw:text-box>
        </draw:frame>
        <draw:frame draw:style-name="gr17" draw:text-style-name="P9" draw:layer="layout" svg:width="2.572cm" svg:height="0.878cm" svg:x="21.812cm" svg:y="10.16cm">
          <draw:text-box>
            <text:p><text:span text:style-name="T3">10.0.0.11</text:span></text:p>
          </draw:text-box>
        </draw:frame>
        <draw:frame draw:style-name="gr14" draw:text-style-name="P9" draw:layer="layout" svg:width="2.813cm" svg:height="0.878cm" svg:x="4.553cm" svg:y="5.334cm">
          <draw:text-box>
            <text:p><text:span text:style-name="T3">10.90.0.1</text:span></text:p>
          </draw:text-box>
        </draw:frame>
        <draw:frame draw:style-name="gr22" draw:text-style-name="P9" draw:layer="layout" svg:width="3.673cm" svg:height="0.878cm" svg:x="2.286cm" svg:y="13.854cm">
          <draw:text-box>
            <text:p><text:span text:style-name="T3">10.100.20.151</text:span></text:p>
          </draw:text-box>
        </draw:fram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4" draw:text-style-name="P1" draw:layer="layout" svg:width="2.032cm" svg:height="1.27cm" svg:x="15.494cm" svg:y="2.286cm">
          <text:p/>
          <draw:enhanced-geometry svg:viewBox="0 0 21600 21600" draw:type="rectangle" draw:enhanced-path="M 0 0 L 21600 0 21600 21600 0 21600 0 0 Z N"/>
        </draw:custom-shape>
        <draw:frame draw:style-name="gr5" draw:text-style-name="P5" draw:layer="layout" svg:width="1.755cm" svg:height="0.878cm" svg:x="15.771cm" svg:y="2.424cm">
          <draw:text-box>
            <text:p><text:span text:style-name="T2">eno1</text:span></text:p>
          </draw:text-box>
        </draw:frame>
        <draw:line draw:style-name="gr23" draw:text-style-name="P4" draw:layer="layout" svg:x1="4.826cm" svg:y1="1.016cm" svg:x2="16.764cm" svg:y2="1.016cm">
          <text:p/>
        </draw:line>
        <draw:line draw:style-name="gr3" draw:text-style-name="P4" draw:layer="layout" svg:x1="16.764cm" svg:y1="1.016cm" svg:x2="16.764cm" svg:y2="2.286cm">
          <text:p/>
        </draw:line>
        <draw:frame draw:style-name="gr22" draw:text-style-name="P9" draw:layer="layout" svg:width="3.673cm" svg:height="0.878cm" svg:x="18.796cm" svg:y="0.762cm">
          <draw:text-box>
            <text:p><text:span text:style-name="T3">10.100.20.152</text:span></text:p>
          </draw:text-box>
        </draw:frame>
        <draw:frame draw:style-name="gr24" draw:text-style-name="P11" draw:layer="layout" svg:width="2.813cm" svg:height="1.038cm" svg:x="20.555cm" svg:y="13.97cm">
          <draw:text-box>
            <text:p><text:span text:style-name="T4">host2</text:span></text:p>
          </draw:text-box>
        </draw:frame>
        <draw:frame draw:style-name="gr24" draw:text-style-name="P11" draw:layer="layout" svg:width="2.813cm" svg:height="1.038cm" svg:x="6.839cm" svg:y="13.97cm">
          <draw:text-box>
            <text:p><text:span text:style-name="T4">host1</text:span></text:p>
          </draw:text-box>
        </draw:frame>
        <draw:line draw:style-name="gr25" draw:text-style-name="P4" draw:layer="layout" svg:x1="4.064cm" svg:y1="13.854cm" svg:x2="3.302cm" svg:y2="12.446cm">
          <text:p/>
        </draw:line>
        <draw:frame draw:style-name="gr14" draw:text-style-name="P9" draw:layer="layout" svg:width="2.813cm" svg:height="0.878cm" svg:x="7.112cm" svg:y="5.218cm">
          <draw:text-box>
            <text:p><text:span text:style-name="T3">tap1</text:span></text:p>
          </draw:text-box>
        </draw:frame>
        <draw:frame draw:style-name="gr14" draw:text-style-name="P9" draw:layer="layout" svg:width="2.813cm" svg:height="0.878cm" svg:x="10.395cm" svg:y="5.08cm">
          <draw:text-box>
            <text:p><text:span text:style-name="T3">tap0</text:span></text:p>
          </draw:text-box>
        </draw:frame>
        <draw:frame draw:style-name="gr14" draw:text-style-name="P9" draw:layer="layout" svg:width="2.813cm" svg:height="0.878cm" svg:x="22.352cm" svg:y="4.964cm">
          <draw:text-box>
            <text:p><text:span text:style-name="T3">tap1</text:span></text:p>
          </draw:text-box>
        </draw:frame>
        <draw:frame draw:style-name="gr14" draw:text-style-name="P9" draw:layer="layout" svg:width="2.813cm" svg:height="0.878cm" svg:x="18.542cm" svg:y="4.964cm">
          <draw:text-box>
            <text:p><text:span text:style-name="T3">tap0</text:span></text:p>
          </draw:text-box>
        </draw:frame>
        <draw:line draw:style-name="gr25" draw:text-style-name="P4" draw:layer="layout" svg:x1="18.542cm" svg:y1="1.27cm" svg:x2="17.272cm" svg:y2="2.032cm">
          <text:p/>
        </draw:line>
        <presentation:notes draw:style-name="dp2">
          <draw:page-thumbnail draw:style-name="gr20" draw:layer="layout" svg:width="18.624cm" svg:height="10.476cm" svg:x="1.482cm" svg:y="2.123cm" draw:page-number="3" presentation:class="page"/>
          <draw:frame presentation:style-name="pr1"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1" draw:text-style-name="P1" draw:layer="layout" svg:width="11.684cm" svg:height="12.954cm" svg:x="14.732cm" svg:y="1.778cm">
          <text:p/>
          <draw:enhanced-geometry svg:viewBox="0 0 21600 21600" draw:type="rectangle" draw:enhanced-path="M 0 0 L 21600 0 21600 21600 0 21600 0 0 Z N"/>
        </draw:custom-shape>
        <draw:custom-shape draw:style-name="gr1" draw:text-style-name="P1" draw:layer="layout" svg:width="11.684cm" svg:height="12.954cm" svg:x="1.27cm" svg:y="1.778cm">
          <text:p/>
          <draw:enhanced-geometry svg:viewBox="0 0 21600 21600" draw:type="rectangle" draw:enhanced-path="M 0 0 L 21600 0 21600 21600 0 21600 0 0 Z N"/>
        </draw:custom-shape>
        <draw:custom-shape draw:style-name="gr26" draw:text-style-name="P12" draw:layer="layout" svg:width="4.064cm" svg:height="2.032cm" svg:x="5.08cm" svg:y="10.922cm">
          <text:p/>
          <draw:enhanced-geometry svg:viewBox="0 0 21600 21600" draw:type="rectangle" draw:enhanced-path="M 0 0 L 21600 0 21600 21600 0 21600 0 0 Z N"/>
        </draw:custom-shape>
        <draw:frame draw:style-name="gr16" draw:text-style-name="P5" draw:layer="layout" svg:width="3.135cm" svg:height="0.878cm" svg:x="5.842cm" svg:y="11.43cm">
          <draw:text-box>
            <text:p><text:span text:style-name="T2">vm1.img</text:span></text:p>
          </draw:text-box>
        </draw:frame>
        <draw:custom-shape draw:style-name="gr27" draw:text-style-name="P13" draw:layer="layout" svg:width="3.81cm" svg:height="1.778cm" svg:x="2.286cm" svg:y="7.874cm">
          <text:p/>
          <draw:enhanced-geometry svg:viewBox="0 0 21600 21600" draw:type="rectangle" draw:enhanced-path="M 0 0 L 21600 0 21600 21600 0 21600 0 0 Z N"/>
        </draw:custom-shape>
        <draw:custom-shape draw:style-name="gr27" draw:text-style-name="P13" draw:layer="layout" svg:width="3.81cm" svg:height="1.778cm" svg:x="7.874cm" svg:y="7.874cm">
          <text:p/>
          <draw:enhanced-geometry svg:viewBox="0 0 21600 21600" draw:type="rectangle" draw:enhanced-path="M 0 0 L 21600 0 21600 21600 0 21600 0 0 Z N"/>
        </draw:custom-shape>
        <draw:frame draw:style-name="gr16" draw:text-style-name="P5" draw:layer="layout" svg:width="3.135cm" svg:height="0.878cm" svg:x="2.707cm" svg:y="8.382cm">
          <draw:text-box>
            <text:p><text:span text:style-name="T2">vm1.ovl</text:span></text:p>
          </draw:text-box>
        </draw:frame>
        <draw:frame draw:style-name="gr16" draw:text-style-name="P5" draw:layer="layout" svg:width="3.135cm" svg:height="0.878cm" svg:x="8.382cm" svg:y="8.382cm">
          <draw:text-box>
            <text:p><text:span text:style-name="T2">vm2.ovl</text:span></text:p>
          </draw:text-box>
        </draw:frame>
        <draw:line draw:style-name="gr28" draw:text-style-name="P14" draw:layer="layout" svg:x1="4.572cm" svg:y1="9.652cm" svg:x2="6.604cm" svg:y2="10.922cm">
          <text:p/>
        </draw:line>
        <draw:line draw:style-name="gr28" draw:text-style-name="P14" draw:layer="layout" svg:x1="9.652cm" svg:y1="9.652cm" svg:x2="7.874cm" svg:y2="10.922cm">
          <text:p/>
        </draw:line>
        <draw:custom-shape draw:style-name="gr12" draw:text-style-name="P8" draw:layer="layout" svg:width="2.794cm" svg:height="2.032cm" svg:x="2.559cm" svg:y="4.6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734cm" svg:y="4.827cm">
          <draw:text-box>
            <text:p><text:span text:style-name="T2">vm1.sh</text:span></text:p>
          </draw:text-box>
        </draw:frame>
        <draw:frame draw:style-name="gr14" draw:text-style-name="P9" draw:layer="layout" svg:width="2.813cm" svg:height="0.878cm" svg:x="2.54cm" svg:y="5.705cm">
          <draw:text-box>
            <text:p><text:span text:style-name="T3">10.90.0.11</text:span></text:p>
          </draw:text-box>
        </draw:frame>
        <draw:custom-shape draw:style-name="gr12" draw:text-style-name="P8" draw:layer="layout" svg:width="2.794cm" svg:height="2.032cm" svg:x="8.595cm" svg:y="4.7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8.77cm" svg:y="4.848cm">
          <draw:text-box>
            <text:p><text:span text:style-name="T2">vm2.sh</text:span></text:p>
          </draw:text-box>
        </draw:frame>
        <draw:frame draw:style-name="gr21" draw:text-style-name="P9" draw:layer="layout" svg:width="2.847cm" svg:height="0.878cm" svg:x="8.576cm" svg:y="5.726cm">
          <draw:text-box>
            <text:p><text:span text:style-name="T3">10.90.0.12</text:span></text:p>
          </draw:text-box>
        </draw:frame>
        <draw:line draw:style-name="gr29" draw:text-style-name="P14" draw:layer="layout" svg:x1="4.064cm" svg:y1="6.721cm" svg:x2="4.064cm" svg:y2="7.874cm">
          <text:p/>
        </draw:line>
        <draw:line draw:style-name="gr29" draw:text-style-name="P14" draw:layer="layout" svg:x1="9.948cm" svg:y1="6.721cm" svg:x2="9.948cm" svg:y2="7.874cm">
          <text:p/>
        </draw:line>
        <draw:custom-shape draw:style-name="gr26" draw:text-style-name="P12" draw:layer="layout" svg:width="4.064cm" svg:height="2.032cm" svg:x="18.542cm" svg:y="10.922cm">
          <text:p/>
          <draw:enhanced-geometry svg:viewBox="0 0 21600 21600" draw:type="rectangle" draw:enhanced-path="M 0 0 L 21600 0 21600 21600 0 21600 0 0 Z N"/>
        </draw:custom-shape>
        <draw:frame draw:style-name="gr16" draw:text-style-name="P5" draw:layer="layout" svg:width="3.135cm" svg:height="0.878cm" svg:x="19.304cm" svg:y="11.43cm">
          <draw:text-box>
            <text:p><text:span text:style-name="T2">vm1.img</text:span></text:p>
          </draw:text-box>
        </draw:frame>
        <draw:custom-shape draw:style-name="gr27" draw:text-style-name="P13" draw:layer="layout" svg:width="3.81cm" svg:height="1.778cm" svg:x="15.748cm" svg:y="7.874cm">
          <text:p/>
          <draw:enhanced-geometry svg:viewBox="0 0 21600 21600" draw:type="rectangle" draw:enhanced-path="M 0 0 L 21600 0 21600 21600 0 21600 0 0 Z N"/>
        </draw:custom-shape>
        <draw:custom-shape draw:style-name="gr27" draw:text-style-name="P13" draw:layer="layout" svg:width="3.81cm" svg:height="1.778cm" svg:x="21.336cm" svg:y="7.874cm">
          <text:p/>
          <draw:enhanced-geometry svg:viewBox="0 0 21600 21600" draw:type="rectangle" draw:enhanced-path="M 0 0 L 21600 0 21600 21600 0 21600 0 0 Z N"/>
        </draw:custom-shape>
        <draw:frame draw:style-name="gr16" draw:text-style-name="P5" draw:layer="layout" svg:width="3.135cm" svg:height="0.878cm" svg:x="16.169cm" svg:y="8.382cm">
          <draw:text-box>
            <text:p><text:span text:style-name="T2">vm3.ovl</text:span></text:p>
          </draw:text-box>
        </draw:frame>
        <draw:frame draw:style-name="gr16" draw:text-style-name="P5" draw:layer="layout" svg:width="3.135cm" svg:height="0.878cm" svg:x="21.844cm" svg:y="8.382cm">
          <draw:text-box>
            <text:p><text:span text:style-name="T2">vm4.ovl</text:span></text:p>
          </draw:text-box>
        </draw:frame>
        <draw:line draw:style-name="gr28" draw:text-style-name="P14" draw:layer="layout" svg:x1="18.034cm" svg:y1="9.652cm" svg:x2="20.066cm" svg:y2="10.922cm">
          <text:p/>
        </draw:line>
        <draw:line draw:style-name="gr28" draw:text-style-name="P14" draw:layer="layout" svg:x1="23.114cm" svg:y1="9.652cm" svg:x2="21.336cm" svg:y2="10.922cm">
          <text:p/>
        </draw:line>
        <draw:custom-shape draw:style-name="gr12" draw:text-style-name="P8" draw:layer="layout" svg:width="2.794cm" svg:height="2.032cm" svg:x="16.021cm" svg:y="4.6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6.196cm" svg:y="4.827cm">
          <draw:text-box>
            <text:p><text:span text:style-name="T2">vm3.sh</text:span></text:p>
          </draw:text-box>
        </draw:frame>
        <draw:frame draw:style-name="gr21" draw:text-style-name="P9" draw:layer="layout" svg:width="2.847cm" svg:height="0.878cm" svg:x="16.002cm" svg:y="5.705cm">
          <draw:text-box>
            <text:p><text:span text:style-name="T3">10.90.0.13</text:span></text:p>
          </draw:text-box>
        </draw:frame>
        <draw:custom-shape draw:style-name="gr12" draw:text-style-name="P8" draw:layer="layout" svg:width="2.794cm" svg:height="2.032cm" svg:x="22.057cm" svg:y="4.7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2.232cm" svg:y="4.848cm">
          <draw:text-box>
            <text:p><text:span text:style-name="T2">vm4.sh</text:span></text:p>
          </draw:text-box>
        </draw:frame>
        <draw:frame draw:style-name="gr21" draw:text-style-name="P9" draw:layer="layout" svg:width="2.847cm" svg:height="0.878cm" svg:x="22.038cm" svg:y="5.726cm">
          <draw:text-box>
            <text:p><text:span text:style-name="T3">10.90.0.14</text:span></text:p>
          </draw:text-box>
        </draw:frame>
        <draw:line draw:style-name="gr29" draw:text-style-name="P14" draw:layer="layout" svg:x1="17.526cm" svg:y1="6.721cm" svg:x2="17.526cm" svg:y2="7.874cm">
          <text:p/>
        </draw:line>
        <draw:line draw:style-name="gr29" draw:text-style-name="P14" draw:layer="layout" svg:x1="23.41cm" svg:y1="6.721cm" svg:x2="23.41cm" svg:y2="7.874cm">
          <text:p/>
        </draw:line>
        <draw:frame draw:style-name="gr16" draw:text-style-name="P5" draw:layer="layout" svg:width="3.135cm" svg:height="0.878cm" svg:x="2.032cm" svg:y="2.286cm">
          <draw:text-box>
            <text:p><text:span text:style-name="T2">host1</text:span></text:p>
          </draw:text-box>
        </draw:frame>
        <draw:frame draw:style-name="gr16" draw:text-style-name="P5" draw:layer="layout" svg:width="3.135cm" svg:height="0.878cm" svg:x="15.748cm" svg:y="2.286cm">
          <draw:text-box>
            <text:p><text:span text:style-name="T2">host2</text:span></text:p>
          </draw:text-box>
        </draw:frame>
        <presentation:notes draw:style-name="dp2">
          <draw:page-thumbnail draw:style-name="gr20" draw:layer="layout" svg:width="18.624cm" svg:height="10.476cm" svg:x="1.482cm" svg:y="2.123cm" draw:page-number="4" presentation:class="page"/>
          <draw:frame presentation:style-name="pr1"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30" draw:text-style-name="P1" draw:layer="layout" svg:width="12.192cm" svg:height="12.954cm" svg:x="2.032cm" svg:y="2.286cm">
          <text:p/>
          <draw:enhanced-geometry svg:viewBox="0 0 21600 21600" draw:type="rectangle" draw:enhanced-path="M 0 0 L 21600 0 21600 21600 0 21600 0 0 Z N"/>
        </draw:custom-shape>
        <draw:custom-shape draw:style-name="gr2" draw:text-style-name="P3" draw:layer="layout" svg:width="3.048cm" svg:height="1.27cm" svg:x="1.778cm" svg:y="0.508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4" draw:layer="layout" svg:x1="3.302cm" svg:y1="1.778cm" svg:x2="3.302cm" svg:y2="2.286cm">
          <text:p/>
        </draw:lin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6" draw:text-style-name="P1" draw:layer="layout" svg:width="2.032cm" svg:height="1.524cm" svg:x="2.286cm" svg:y="10.922cm">
          <text:p/>
          <draw:enhanced-geometry svg:viewBox="0 0 21600 21600" draw:type="rectangle" draw:enhanced-path="M 0 0 L 21600 0 21600 21600 0 21600 0 0 Z N"/>
        </draw:custom-shape>
        <draw:frame draw:style-name="gr7" draw:text-style-name="P5" draw:layer="layout" svg:width="1.315cm" svg:height="0.878cm" svg:x="2.749cm" svg:y="11.176cm">
          <draw:text-box>
            <text:p><text:span text:style-name="T2">br0</text:span></text:p>
          </draw:text-box>
        </draw:frame>
        <draw:line draw:style-name="gr3" draw:text-style-name="P4" draw:layer="layout" svg:x1="3.302cm" svg:y1="3.556cm" svg:x2="3.302cm" svg:y2="10.922cm">
          <text:p/>
        </draw:line>
        <draw:custom-shape draw:style-name="gr8" draw:text-style-name="P6" draw:layer="layout" svg:width="1.016cm" svg:height="2.032cm" svg:x="5.334cm" svg:y="10.668cm">
          <text:p/>
          <draw:enhanced-geometry svg:viewBox="0 0 21600 21600" draw:mirror-horizontal="true" draw:glue-points="10800 0 0 10800 10800 21600 21600 10800" draw:text-areas="5400 5400 16200 16200" draw:type="diamond" draw:enhanced-path="M 10800 0 L 21600 10800 10800 21600 0 10800 10800 0 Z N"/>
        </draw:custom-shape>
        <draw:line draw:style-name="gr3" draw:text-style-name="P4" draw:layer="layout" svg:x1="15.24cm" svg:y1="12.954cm" svg:x2="14.224cm" svg:y2="12.954cm">
          <text:p/>
        </draw:line>
        <draw:line draw:style-name="gr3" draw:text-style-name="P4" draw:layer="layout" svg:x1="5.842cm" svg:y1="7.366cm" svg:x2="5.842cm" svg:y2="10.668cm">
          <text:p/>
        </draw:line>
        <draw:custom-shape draw:style-name="gr31" draw:text-style-name="P1" draw:layer="layout" svg:width="2.032cm" svg:height="2.286cm" svg:x="4.826cm" svg:y="6.096cm">
          <text:p/>
          <draw:enhanced-geometry svg:viewBox="0 0 21600 21600" draw:type="rectangle" draw:enhanced-path="M 0 0 L 21600 0 21600 21600 0 21600 0 0 Z N"/>
        </draw:custom-shape>
        <draw:frame draw:style-name="gr32" draw:text-style-name="P5" draw:layer="layout" svg:width="1.988cm" svg:height="1.505cm" svg:x="4.826cm" svg:y="6.234cm">
          <draw:text-box>
            <text:p><text:span text:style-name="T2">gw1,</text:span></text:p>
            <text:p><text:span text:style-name="T5">tag=1</text:span></text:p>
          </draw:text-box>
        </draw:frame>
        <draw:custom-shape draw:style-name="gr10" draw:text-style-name="P7" draw:layer="layout" svg:width="4.064cm" svg:height="1.27cm" svg:x="7.907cm" svg:y="6.096cm">
          <text:p/>
          <draw:enhanced-geometry svg:viewBox="0 0 21600 21600" draw:mirror-horizontal="false" draw:mirror-vertical="false" draw:type="rectangle" draw:enhanced-path="M 0 0 L 21600 0 21600 21600 0 21600 0 0 Z N"/>
        </draw:custom-shape>
        <draw:frame draw:style-name="gr11" draw:text-style-name="P5" draw:layer="layout" svg:width="1.785cm" svg:height="0.878cm" svg:x="9.177cm" svg:y="6.096cm">
          <draw:text-box>
            <text:p><text:span text:style-name="T2">br-int</text:span></text:p>
          </draw:text-box>
        </draw:frame>
        <draw:custom-shape draw:style-name="gr1" draw:text-style-name="P1" draw:layer="layout" svg:width="11.684cm" svg:height="12.954cm" svg:x="15.24cm" svg:y="2.286cm">
          <text:p/>
          <draw:enhanced-geometry svg:viewBox="0 0 21600 21600" draw:type="rectangle" draw:enhanced-path="M 0 0 L 21600 0 21600 21600 0 21600 0 0 Z N"/>
        </draw:custom-shape>
        <draw:line draw:style-name="gr3" draw:text-style-name="P4" draw:layer="layout" svg:x1="7.907cm" svg:y1="6.604cm" svg:x2="6.891cm" svg:y2="6.604cm">
          <text:p/>
        </draw:line>
        <draw:custom-shape draw:style-name="gr12" draw:text-style-name="P8" draw:layer="layout" svg:width="2.794cm" svg:height="2.032cm" svg:x="5.861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6.036cm" svg:y="2.932cm">
          <draw:text-box>
            <text:p><text:span text:style-name="T2">vm1.sh</text:span></text:p>
          </draw:text-box>
        </draw:frame>
        <draw:frame draw:style-name="gr33" draw:text-style-name="P15" draw:layer="layout" svg:width="2.822cm" svg:height="0.878cm" svg:x="5.842cm" svg:y="3.81cm">
          <draw:text-box>
            <text:p><text:span text:style-name="T6">10.90.0.11</text:span></text:p>
          </draw:text-box>
        </draw:frame>
        <draw:line draw:style-name="gr3" draw:text-style-name="P4" draw:layer="layout" svg:x1="7.366cm" svg:y1="4.826cm" svg:x2="9.685cm" svg:y2="6.096cm">
          <text:p/>
        </draw:line>
        <draw:frame draw:style-name="gr15" draw:text-style-name="P5" draw:layer="layout" svg:width="4.312cm" svg:height="0.878cm" svg:x="4.832cm" svg:y="12.838cm">
          <draw:text-box>
            <text:p><text:span text:style-name="T2">IP Masquerade</text:span></text:p>
          </draw:text-box>
        </draw:frame>
        <draw:custom-shape draw:style-name="gr4" draw:text-style-name="P1" draw:layer="layout" svg:width="2.032cm" svg:height="1.27cm" svg:x="12.192cm" svg:y="12.192cm">
          <text:p/>
          <draw:enhanced-geometry svg:viewBox="0 0 21600 21600" draw:type="rectangle" draw:enhanced-path="M 0 0 L 21600 0 21600 21600 0 21600 0 0 Z N"/>
        </draw:custom-shape>
        <draw:frame draw:style-name="gr34" draw:text-style-name="P5" draw:layer="layout" svg:width="3.643cm" svg:height="2.132cm" svg:x="10.835cm" svg:y="10.288cm">
          <draw:text-box>
            <text:p><text:span text:style-name="T2">enp68s0f0,</text:span></text:p>
            <text:p><text:span text:style-name="T7">tag=1,2</text:span></text:p>
            <text:p><text:span text:style-name="T2"/></text:p>
          </draw:text-box>
        </draw:frame>
        <draw:line draw:style-name="gr3" draw:text-style-name="P4" draw:layer="layout" svg:x1="10.414cm" svg:y1="7.366cm" svg:x2="10.414cm" svg:y2="12.954cm">
          <text:p/>
        </draw:line>
        <draw:line draw:style-name="gr3" draw:text-style-name="P4" draw:layer="layout" svg:x1="12.192cm" svg:y1="12.954cm" svg:x2="10.414cm" svg:y2="12.954cm">
          <text:p/>
        </draw:line>
        <draw:custom-shape draw:style-name="gr4" draw:text-style-name="P1" draw:layer="layout" svg:width="2.032cm" svg:height="1.27cm" svg:x="15.24cm" svg:y="12.192cm">
          <text:p/>
          <draw:enhanced-geometry svg:viewBox="0 0 21600 21600" draw:type="rectangle" draw:enhanced-path="M 0 0 L 21600 0 21600 21600 0 21600 0 0 Z N"/>
        </draw:custom-shape>
        <draw:line draw:style-name="gr3" draw:text-style-name="P4" draw:layer="layout" svg:x1="5.842cm" svg:y1="11.684cm" svg:x2="4.318cm" svg:y2="11.684cm">
          <text:p/>
        </draw:line>
        <draw:line draw:style-name="gr3" draw:text-style-name="P4" draw:layer="layout" svg:x1="8.415cm" svg:y1="7.366cm" svg:x2="8.415cm" svg:y2="8.636cm">
          <text:p/>
        </draw:line>
        <draw:custom-shape draw:style-name="gr35" draw:text-style-name="P1" draw:layer="layout" svg:width="2.253cm" svg:height="1.524cm" svg:x="7.399cm" svg:y="8.636cm">
          <text:p/>
          <draw:enhanced-geometry svg:viewBox="0 0 21600 21600" draw:mirror-horizontal="false" draw:mirror-vertical="false" draw:type="rectangle" draw:enhanced-path="M 0 0 L 21600 0 21600 21600 0 21600 0 0 Z N"/>
        </draw:custom-shape>
        <draw:frame draw:style-name="gr36" draw:text-style-name="P5" draw:layer="layout" svg:width="1.988cm" svg:height="1.016cm" svg:x="7.653cm" svg:y="8.89cm">
          <draw:text-box>
            <text:p><text:span text:style-name="T2">xif1</text:span></text:p>
          </draw:text-box>
        </draw:frame>
        <draw:frame draw:style-name="gr21" draw:text-style-name="P9" draw:layer="layout" svg:width="2.847cm" svg:height="0.878cm" svg:x="7.112cm" svg:y="10.414cm">
          <draw:text-box>
            <text:p><text:span text:style-name="T3">10.0.0.10</text:span></text:p>
          </draw:text-box>
        </draw:frame>
        <draw:custom-shape draw:style-name="gr12" draw:text-style-name="P8" draw:layer="layout" svg:width="2.794cm" svg:height="2.032cm" svg:x="8.849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9.024cm" svg:y="2.932cm">
          <draw:text-box>
            <text:p><text:span text:style-name="T2">vm2.sh</text:span></text:p>
          </draw:text-box>
        </draw:frame>
        <draw:frame draw:style-name="gr21" draw:text-style-name="P16" draw:layer="layout" svg:width="2.847cm" svg:height="0.878cm" svg:x="8.83cm" svg:y="3.81cm">
          <draw:text-box>
            <text:p><text:span text:style-name="T8">10.90.0.11</text:span></text:p>
          </draw:text-box>
        </draw:frame>
        <draw:line draw:style-name="gr3" draw:text-style-name="P4" draw:layer="layout" svg:x1="10.16cm" svg:y1="4.826cm" svg:x2="10.16cm" svg:y2="6.096cm">
          <text:p/>
        </draw:line>
        <draw:custom-shape draw:style-name="gr10" draw:text-style-name="P7" draw:layer="layout" svg:width="4.064cm" svg:height="1.27cm" svg:x="19.304cm" svg:y="6.096cm">
          <text:p/>
          <draw:enhanced-geometry svg:viewBox="0 0 21600 21600" draw:mirror-horizontal="false" draw:mirror-vertical="false" draw:type="rectangle" draw:enhanced-path="M 0 0 L 21600 0 21600 21600 0 21600 0 0 Z N"/>
        </draw:custom-shape>
        <draw:line draw:style-name="gr3" draw:text-style-name="P4" draw:layer="layout" svg:x1="21.336cm" svg:y1="7.366cm" svg:x2="21.336cm" svg:y2="12.954cm">
          <text:p/>
        </draw:line>
        <draw:line draw:style-name="gr3" draw:text-style-name="P4" draw:layer="layout" svg:x1="21.336cm" svg:y1="12.954cm" svg:x2="17.272cm" svg:y2="12.954cm">
          <text:p/>
        </draw:line>
        <draw:frame draw:style-name="gr11" draw:text-style-name="P5" draw:layer="layout" svg:width="1.785cm" svg:height="0.878cm" svg:x="20.32cm" svg:y="6.096cm">
          <draw:text-box>
            <text:p><text:span text:style-name="T2">br-int</text:span></text:p>
          </draw:text-box>
        </draw:frame>
        <draw:custom-shape draw:style-name="gr12" draw:text-style-name="P8" draw:layer="layout" svg:width="2.794cm" svg:height="2.032cm" svg:x="18.06cm" svg:y="2.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18.235cm" svg:y="2.932cm">
          <draw:text-box>
            <text:p><text:span text:style-name="T2">vm3.sh</text:span></text:p>
          </draw:text-box>
        </draw:frame>
        <draw:frame draw:style-name="gr21" draw:text-style-name="P15" draw:layer="layout" svg:width="2.847cm" svg:height="0.878cm" svg:x="18.041cm" svg:y="3.81cm">
          <draw:text-box>
            <text:p><text:span text:style-name="T6">10.90.0.13</text:span></text:p>
          </draw:text-box>
        </draw:frame>
        <draw:line draw:style-name="gr3" draw:text-style-name="P4" draw:layer="layout" svg:x1="20.066cm" svg:y1="4.826cm" svg:x2="20.066cm" svg:y2="6.096cm">
          <text:p/>
        </draw:line>
        <draw:custom-shape draw:style-name="gr12" draw:text-style-name="P8" draw:layer="layout" svg:width="2.794cm" svg:height="2.032cm" svg:x="21.048cm" svg:y="2.7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5" draw:layer="layout" svg:width="2.322cm" svg:height="0.878cm" svg:x="21.223cm" svg:y="2.932cm">
          <draw:text-box>
            <text:p><text:span text:style-name="T2">vm4.sh</text:span></text:p>
          </draw:text-box>
        </draw:frame>
        <draw:frame draw:style-name="gr21" draw:text-style-name="P17" draw:layer="layout" svg:width="2.847cm" svg:height="0.878cm" svg:x="21.029cm" svg:y="3.81cm">
          <draw:text-box>
            <text:p><text:span text:style-name="T9">10.90.0.13</text:span></text:p>
          </draw:text-box>
        </draw:frame>
        <draw:line draw:style-name="gr3" draw:text-style-name="P4" draw:layer="layout" svg:x1="22.098cm" svg:y1="4.826cm" svg:x2="22.098cm" svg:y2="6.096cm">
          <text:p/>
        </draw:line>
        <draw:line draw:style-name="gr3" draw:text-style-name="P4" draw:layer="layout" svg:x1="23.115cm" svg:y1="7.366cm" svg:x2="23.115cm" svg:y2="8.636cm">
          <text:p/>
        </draw:line>
        <draw:custom-shape draw:style-name="gr37" draw:text-style-name="P1" draw:layer="layout" svg:width="2.031cm" svg:height="2.54cm" svg:x="22.099cm" svg:y="8.636cm">
          <text:p/>
          <draw:enhanced-geometry svg:viewBox="0 0 21600 21600" draw:mirror-horizontal="false" draw:mirror-vertical="false" draw:type="rectangle" draw:enhanced-path="M 0 0 L 21600 0 21600 21600 0 21600 0 0 Z N"/>
        </draw:custom-shape>
        <draw:frame draw:style-name="gr32" draw:text-style-name="P5" draw:layer="layout" svg:width="1.988cm" svg:height="1.505cm" svg:x="22.097cm" svg:y="8.848cm">
          <draw:text-box>
            <text:p><text:span text:style-name="T2">xif2,</text:span></text:p>
            <text:p><text:span text:style-name="T10">tag=2</text:span></text:p>
          </draw:text-box>
        </draw:frame>
        <draw:frame draw:style-name="gr17" draw:text-style-name="P9" draw:layer="layout" svg:width="2.847cm" svg:height="0.878cm" svg:x="21.812cm" svg:y="11.314cm">
          <draw:text-box>
            <text:p><text:span text:style-name="T3">10.90.0.22</text:span></text:p>
          </draw:text-box>
        </draw:frame>
        <draw:frame draw:style-name="gr14" draw:text-style-name="P9" draw:layer="layout" svg:width="2.813cm" svg:height="0.878cm" draw:transform="rotate (1.56538580611371) translate (4.949cm 10.917cm)">
          <draw:text-box>
            <text:p><text:span text:style-name="T3">10.90.0.1</text:span></text:p>
          </draw:text-box>
        </draw:frame>
        <draw:frame draw:style-name="gr22" draw:text-style-name="P9" draw:layer="layout" svg:width="3.673cm" svg:height="0.878cm" svg:x="2.286cm" svg:y="13.854cm">
          <draw:text-box>
            <text:p><text:span text:style-name="T3">10.100.20.151</text:span></text:p>
          </draw:text-box>
        </draw:frame>
        <draw:custom-shape draw:style-name="gr4" draw:text-style-name="P1" draw:layer="layout" svg:width="2.032cm" svg:height="1.27cm" svg:x="2.286cm" svg:y="2.286cm">
          <text:p/>
          <draw:enhanced-geometry svg:viewBox="0 0 21600 21600" draw:type="rectangle" draw:enhanced-path="M 0 0 L 21600 0 21600 21600 0 21600 0 0 Z N"/>
        </draw:custom-shape>
        <draw:frame draw:style-name="gr5" draw:text-style-name="P5" draw:layer="layout" svg:width="1.755cm" svg:height="0.878cm" svg:x="2.339cm" svg:y="2.424cm">
          <draw:text-box>
            <text:p><text:span text:style-name="T2">eno1</text:span></text:p>
          </draw:text-box>
        </draw:frame>
        <draw:custom-shape draw:style-name="gr4" draw:text-style-name="P1" draw:layer="layout" svg:width="2.032cm" svg:height="1.27cm" svg:x="15.494cm" svg:y="2.286cm">
          <text:p/>
          <draw:enhanced-geometry svg:viewBox="0 0 21600 21600" draw:type="rectangle" draw:enhanced-path="M 0 0 L 21600 0 21600 21600 0 21600 0 0 Z N"/>
        </draw:custom-shape>
        <draw:frame draw:style-name="gr5" draw:text-style-name="P5" draw:layer="layout" svg:width="1.755cm" svg:height="0.878cm" svg:x="15.771cm" svg:y="2.424cm">
          <draw:text-box>
            <text:p><text:span text:style-name="T2">eno1</text:span></text:p>
          </draw:text-box>
        </draw:frame>
        <draw:line draw:style-name="gr23" draw:text-style-name="P4" draw:layer="layout" svg:x1="4.826cm" svg:y1="1.016cm" svg:x2="16.764cm" svg:y2="1.016cm">
          <text:p/>
        </draw:line>
        <draw:line draw:style-name="gr3" draw:text-style-name="P4" draw:layer="layout" svg:x1="16.764cm" svg:y1="1.016cm" svg:x2="16.764cm" svg:y2="2.286cm">
          <text:p/>
        </draw:line>
        <draw:frame draw:style-name="gr22" draw:text-style-name="P9" draw:layer="layout" svg:width="3.673cm" svg:height="0.878cm" svg:x="18.796cm" svg:y="0.762cm">
          <draw:text-box>
            <text:p><text:span text:style-name="T3">10.100.20.152</text:span></text:p>
          </draw:text-box>
        </draw:frame>
        <draw:frame draw:style-name="gr24" draw:text-style-name="P11" draw:layer="layout" svg:width="2.813cm" svg:height="1.038cm" svg:x="20.555cm" svg:y="13.97cm">
          <draw:text-box>
            <text:p><text:span text:style-name="T4">host2</text:span></text:p>
          </draw:text-box>
        </draw:frame>
        <draw:frame draw:style-name="gr24" draw:text-style-name="P11" draw:layer="layout" svg:width="2.813cm" svg:height="1.038cm" svg:x="6.839cm" svg:y="13.97cm">
          <draw:text-box>
            <text:p><text:span text:style-name="T4">host1</text:span></text:p>
          </draw:text-box>
        </draw:frame>
        <draw:line draw:style-name="gr25" draw:text-style-name="P4" draw:layer="layout" svg:x1="4.064cm" svg:y1="13.854cm" svg:x2="3.302cm" svg:y2="12.446cm">
          <text:p/>
        </draw:line>
        <draw:frame draw:style-name="gr38" draw:text-style-name="P9" draw:layer="layout" svg:width="3.051cm" svg:height="0.878cm" svg:x="4.572cm" svg:y="4.964cm">
          <draw:text-box>
            <text:p><text:span text:style-name="T3">tap1, </text:span><text:span text:style-name="T6">tag=1</text:span></text:p>
          </draw:text-box>
        </draw:frame>
        <draw:frame draw:style-name="gr38" draw:text-style-name="P9" draw:layer="layout" svg:width="3.051cm" svg:height="0.878cm" svg:x="10.395cm" svg:y="5.08cm">
          <draw:text-box>
            <text:p><text:span text:style-name="T3">tap0, </text:span><text:span text:style-name="T9">tag=2</text:span></text:p>
          </draw:text-box>
        </draw:frame>
        <draw:frame draw:style-name="gr38" draw:text-style-name="P9" draw:layer="layout" svg:width="3.051cm" svg:height="0.878cm" svg:x="22.352cm" svg:y="4.964cm">
          <draw:text-box>
            <text:p><text:span text:style-name="T3">tap1, </text:span><text:span text:style-name="T9">tag=2</text:span></text:p>
          </draw:text-box>
        </draw:frame>
        <draw:frame draw:style-name="gr38" draw:text-style-name="P9" draw:layer="layout" svg:width="3.051cm" svg:height="0.878cm" svg:x="16.764cm" svg:y="4.964cm">
          <draw:text-box>
            <text:p><text:span text:style-name="T3">tap0, </text:span><text:span text:style-name="T6">tag=1</text:span></text:p>
          </draw:text-box>
        </draw:frame>
        <draw:line draw:style-name="gr25" draw:text-style-name="P4" draw:layer="layout" svg:x1="18.542cm" svg:y1="1.27cm" svg:x2="17.272cm" svg:y2="2.032cm">
          <text:p/>
        </draw:line>
        <draw:frame draw:style-name="gr34" draw:text-style-name="P5" draw:layer="layout" svg:width="3.643cm" svg:height="2.132cm" svg:x="15.407cm" svg:y="10.314cm">
          <draw:text-box>
            <text:p><text:span text:style-name="T2">enp68s0f0,</text:span></text:p>
            <text:p><text:span text:style-name="T7">tag=1,2</text:span></text:p>
            <text:p><text:span text:style-name="T2"/></text:p>
          </draw:text-box>
        </draw:frame>
        <presentation:notes draw:style-name="dp2">
          <draw:page-thumbnail draw:style-name="gr20" draw:layer="layout" svg:width="18.624cm" svg:height="10.476cm" svg:x="1.482cm" svg:y="2.123cm" draw:page-number="5" presentation:class="page"/>
          <draw:frame presentation:style-name="pr1" draw:text-style-name="P1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custom-shape draw:style-name="gr1" draw:text-style-name="P1" draw:layer="layout" svg:width="11.684cm" svg:height="12.954cm" svg:x="2.032cm" svg:y="2.286cm">
          <text:p/>
          <draw:enhanced-geometry svg:viewBox="0 0 21600 21600" draw:type="rectangle" draw:enhanced-path="M 0 0 L 21600 0 21600 21600 0 21600 0 0 Z N"/>
        </draw:custom-shape>
        <draw:custom-shape draw:style-name="gr1" draw:text-style-name="P1" draw:layer="layout" svg:width="11.684cm" svg:height="12.954cm" svg:x="15.494cm" svg:y="2.286cm">
          <text:p/>
          <draw:enhanced-geometry svg:viewBox="0 0 21600 21600" draw:type="rectangle" draw:enhanced-path="M 0 0 L 21600 0 21600 21600 0 21600 0 0 Z N"/>
        </draw:custom-shape>
        <draw:frame draw:style-name="gr39" draw:text-style-name="P11" draw:layer="layout" svg:width="3.914cm" svg:height="1.038cm" svg:x="6.585cm" svg:y="0.762cm">
          <draw:text-box>
            <text:p><text:span text:style-name="T4">Building 1</text:span></text:p>
          </draw:text-box>
        </draw:frame>
        <draw:frame draw:style-name="gr39" draw:text-style-name="P11" draw:layer="layout" svg:width="3.914cm" svg:height="1.038cm" svg:x="18.946cm" svg:y="0.762cm">
          <draw:text-box>
            <text:p><text:span text:style-name="T4">Building 2</text:span></text:p>
          </draw:text-box>
        </draw:frame>
        <draw:custom-shape draw:style-name="gr40" draw:text-style-name="P14" draw:layer="layout" svg:width="7.62cm" svg:height="2.54cm" svg:x="3.302cm" svg:y="3.556cm">
          <text:p/>
          <draw:enhanced-geometry svg:viewBox="0 0 21600 21600" draw:type="rectangle" draw:enhanced-path="M 0 0 L 21600 0 21600 21600 0 21600 0 0 Z N"/>
        </draw:custom-shape>
        <draw:custom-shape draw:style-name="gr41" draw:text-style-name="P18" draw:layer="layout" svg:width="0.762cm" svg:height="0.762cm" svg:x="5.08cm" svg:y="5.08cm">
          <text:p/>
          <draw:enhanced-geometry svg:viewBox="0 0 21600 21600" draw:type="rectangle" draw:enhanced-path="M 0 0 L 21600 0 21600 21600 0 21600 0 0 Z N"/>
        </draw:custom-shape>
        <draw:custom-shape draw:style-name="gr42" draw:text-style-name="P6" draw:layer="layout" svg:width="0.762cm" svg:height="0.762cm" svg:x="9.906cm" svg:y="5.08cm">
          <text:p/>
          <draw:enhanced-geometry svg:viewBox="0 0 21600 21600" draw:type="rectangle" draw:enhanced-path="M 0 0 L 21600 0 21600 21600 0 21600 0 0 Z N"/>
        </draw:custom-shape>
        <draw:custom-shape draw:style-name="gr43" draw:text-style-name="P19" draw:layer="layout" svg:width="0.762cm" svg:height="0.762cm" svg:x="6.604cm" svg:y="5.08cm">
          <text:p/>
          <draw:enhanced-geometry svg:viewBox="0 0 21600 21600" draw:type="rectangle" draw:enhanced-path="M 0 0 L 21600 0 21600 21600 0 21600 0 0 Z N"/>
        </draw:custom-shape>
        <draw:custom-shape draw:style-name="gr44" draw:text-style-name="P20" draw:layer="layout" svg:width="0.762cm" svg:height="0.762cm" svg:x="8.382cm" svg:y="5.08cm">
          <text:p/>
          <draw:enhanced-geometry svg:viewBox="0 0 21600 21600" draw:type="rectangle" draw:enhanced-path="M 0 0 L 21600 0 21600 21600 0 21600 0 0 Z N"/>
        </draw:custom-shape>
        <draw:frame draw:style-name="gr45" draw:text-style-name="P21" draw:layer="layout" svg:width="3.145cm" svg:height="2.367cm" svg:x="2.443cm" svg:y="8.89cm">
          <draw:image xlink:href="Pictures/10000201000003BE000002D14482675C07D16A4D.png" xlink:type="simple" xlink:show="embed" xlink:actuate="onLoad" loext:mime-type="image/png">
            <text:p/>
          </draw:image>
        </draw:frame>
        <draw:frame draw:style-name="gr45" draw:text-style-name="P21" draw:layer="layout" svg:width="3.145cm" svg:height="2.367cm" svg:x="6.35cm" svg:y="8.809cm">
          <draw:image xlink:href="Pictures/10000201000003BE000002D14482675C07D16A4D.png" xlink:type="simple" xlink:show="embed" xlink:actuate="onLoad" loext:mime-type="image/png">
            <text:p/>
          </draw:image>
        </draw:frame>
        <draw:frame draw:style-name="gr45" draw:text-style-name="P21" draw:layer="layout" svg:width="3.145cm" svg:height="2.367cm" svg:x="10.16cm" svg:y="8.89cm">
          <draw:image xlink:href="Pictures/10000201000003BE000002D14482675C07D16A4D.png" xlink:type="simple" xlink:show="embed" xlink:actuate="onLoad" loext:mime-type="image/png">
            <text:p/>
          </draw:image>
        </draw:frame>
        <draw:custom-shape draw:style-name="gr40" draw:text-style-name="P14" draw:layer="layout" svg:width="7.62cm" svg:height="2.54cm" svg:x="16.51cm" svg:y="3.556cm">
          <text:p/>
          <draw:enhanced-geometry svg:viewBox="0 0 21600 21600" draw:type="rectangle" draw:enhanced-path="M 0 0 L 21600 0 21600 21600 0 21600 0 0 Z N"/>
        </draw:custom-shape>
        <draw:custom-shape draw:style-name="gr41" draw:text-style-name="P18" draw:layer="layout" svg:width="0.762cm" svg:height="0.762cm" svg:x="23.114cm" svg:y="5.08cm">
          <text:p/>
          <draw:enhanced-geometry svg:viewBox="0 0 21600 21600" draw:type="rectangle" draw:enhanced-path="M 0 0 L 21600 0 21600 21600 0 21600 0 0 Z N"/>
        </draw:custom-shape>
        <draw:custom-shape draw:style-name="gr42" draw:text-style-name="P6" draw:layer="layout" svg:width="0.762cm" svg:height="0.762cm" svg:x="18.288cm" svg:y="5.08cm">
          <text:p/>
          <draw:enhanced-geometry svg:viewBox="0 0 21600 21600" draw:type="rectangle" draw:enhanced-path="M 0 0 L 21600 0 21600 21600 0 21600 0 0 Z N"/>
        </draw:custom-shape>
        <draw:custom-shape draw:style-name="gr43" draw:text-style-name="P19" draw:layer="layout" svg:width="0.762cm" svg:height="0.762cm" svg:x="19.812cm" svg:y="5.08cm">
          <text:p/>
          <draw:enhanced-geometry svg:viewBox="0 0 21600 21600" draw:type="rectangle" draw:enhanced-path="M 0 0 L 21600 0 21600 21600 0 21600 0 0 Z N"/>
        </draw:custom-shape>
        <draw:custom-shape draw:style-name="gr44" draw:text-style-name="P20" draw:layer="layout" svg:width="0.762cm" svg:height="0.762cm" svg:x="21.59cm" svg:y="5.08cm">
          <text:p/>
          <draw:enhanced-geometry svg:viewBox="0 0 21600 21600" draw:type="rectangle" draw:enhanced-path="M 0 0 L 21600 0 21600 21600 0 21600 0 0 Z N"/>
        </draw:custom-shape>
        <draw:line draw:style-name="gr46" draw:text-style-name="P4" draw:layer="layout" svg:x1="18.796cm" svg:y1="5.334cm" svg:x2="10.16cm" svg:y2="5.334cm">
          <text:p/>
        </draw:line>
        <draw:frame draw:style-name="gr45" draw:text-style-name="P21" draw:layer="layout" svg:width="3.145cm" svg:height="2.367cm" svg:x="16.002cm" svg:y="8.971cm">
          <draw:image xlink:href="Pictures/10000201000003BE000002D14482675C07D16A4D.png" xlink:type="simple" xlink:show="embed" xlink:actuate="onLoad" loext:mime-type="image/png">
            <text:p/>
          </draw:image>
        </draw:frame>
        <draw:frame draw:style-name="gr45" draw:text-style-name="P21" draw:layer="layout" svg:width="3.145cm" svg:height="2.367cm" svg:x="19.909cm" svg:y="8.89cm">
          <draw:image xlink:href="Pictures/10000201000003BE000002D14482675C07D16A4D.png" xlink:type="simple" xlink:show="embed" xlink:actuate="onLoad" loext:mime-type="image/png">
            <text:p/>
          </draw:image>
        </draw:frame>
        <draw:frame draw:style-name="gr45" draw:text-style-name="P21" draw:layer="layout" svg:width="3.145cm" svg:height="2.367cm" svg:x="23.719cm" svg:y="8.971cm">
          <draw:image xlink:href="Pictures/10000201000003BE000002D14482675C07D16A4D.png" xlink:type="simple" xlink:show="embed" xlink:actuate="onLoad" loext:mime-type="image/png">
            <text:p/>
          </draw:image>
        </draw:frame>
        <draw:line draw:style-name="gr47" draw:text-style-name="P14" draw:layer="layout" svg:x1="5.334cm" svg:y1="5.842cm" svg:x2="3.81cm" svg:y2="8.89cm">
          <text:p/>
        </draw:line>
        <draw:line draw:style-name="gr47" draw:text-style-name="P14" draw:layer="layout" svg:x1="7.112cm" svg:y1="5.761cm" svg:x2="7.366cm" svg:y2="8.809cm">
          <text:p/>
        </draw:line>
        <draw:line draw:style-name="gr47" draw:text-style-name="P14" draw:layer="layout" svg:x1="8.89cm" svg:y1="5.761cm" svg:x2="11.176cm" svg:y2="8.89cm">
          <text:p/>
        </draw:line>
        <draw:line draw:style-name="gr47" draw:text-style-name="P14" draw:layer="layout" svg:x1="20.32cm" svg:y1="5.588cm" svg:x2="17.526cm" svg:y2="9.144cm">
          <text:p/>
        </draw:line>
        <draw:line draw:style-name="gr47" draw:text-style-name="P14" draw:layer="layout" svg:x1="22.098cm" svg:y1="5.588cm" svg:x2="21.082cm" svg:y2="8.89cm">
          <text:p/>
        </draw:line>
        <draw:line draw:style-name="gr47" draw:text-style-name="P14" draw:layer="layout" svg:x1="23.622cm" svg:y1="5.588cm" svg:x2="24.638cm" svg:y2="8.971cm">
          <text:p/>
        </draw:line>
        <draw:frame draw:style-name="gr15" draw:text-style-name="P5" draw:layer="layout" svg:width="4.312cm" svg:height="0.878cm" svg:x="5.848cm" svg:y="2.54cm">
          <draw:text-box>
            <text:p><text:span text:style-name="T2">Switch 1</text:span></text:p>
          </draw:text-box>
        </draw:frame>
        <draw:frame draw:style-name="gr15" draw:text-style-name="P5" draw:layer="layout" svg:width="4.312cm" svg:height="0.878cm" svg:x="19.558cm" svg:y="2.54cm">
          <draw:text-box>
            <text:p><text:span text:style-name="T2">Switch 2</text:span></text:p>
          </draw:text-box>
        </draw:frame>
        <draw:frame draw:style-name="gr48" draw:text-style-name="P22" draw:layer="layout" svg:width="2.788cm" svg:height="1.627cm" svg:x="2.546cm" svg:y="11.43cm">
          <draw:text-box>
            <text:p><text:span text:style-name="T2">ผ่ายขาย</text:span></text:p>
            <text:p><text:span text:style-name="T2">vlan=10</text:span></text:p>
          </draw:text-box>
        </draw:frame>
        <draw:frame draw:style-name="gr49" draw:text-style-name="P5" draw:layer="layout" svg:width="3.173cm" svg:height="1.627cm" svg:x="6.479cm" svg:y="11.43cm">
          <draw:text-box>
            <text:p><text:span text:style-name="T2">ผ่ายการตลาด</text:span></text:p>
            <text:p><text:span text:style-name="T2">vlan=_20</text:span></text:p>
          </draw:text-box>
        </draw:frame>
        <draw:frame draw:style-name="gr49" draw:text-style-name="P5" draw:layer="layout" svg:width="3.173cm" svg:height="1.627cm" svg:x="10.16cm" svg:y="11.43cm">
          <draw:text-box>
            <text:p><text:span text:style-name="T2">ผ่ายผลิต</text:span></text:p>
            <text:p><text:span text:style-name="T2">vlan=30</text:span></text:p>
          </draw:text-box>
        </draw:frame>
        <draw:frame draw:style-name="gr50" draw:text-style-name="P5" draw:layer="layout" svg:width="2.788cm" svg:height="1.627cm" svg:x="24.13cm" svg:y="11.835cm">
          <draw:text-box>
            <text:p><text:span text:style-name="T2">ผ่ายขาย</text:span></text:p>
            <text:p><text:span text:style-name="T2">vlan=10</text:span></text:p>
          </draw:text-box>
        </draw:frame>
        <draw:frame draw:style-name="gr49" draw:text-style-name="P5" draw:layer="layout" svg:width="3.173cm" svg:height="1.627cm" svg:x="15.877cm" svg:y="11.684cm">
          <draw:text-box>
            <text:p><text:span text:style-name="T2">ผ่ายการตลาด</text:span></text:p>
            <text:p><text:span text:style-name="T2">vlan=_20</text:span></text:p>
          </draw:text-box>
        </draw:frame>
        <draw:frame draw:style-name="gr49" draw:text-style-name="P5" draw:layer="layout" svg:width="3.173cm" svg:height="1.627cm" svg:x="20.195cm" svg:y="11.684cm">
          <draw:text-box>
            <text:p><text:span text:style-name="T2">ผ่ายผลิต</text:span></text:p>
            <text:p><text:span text:style-name="T2">vlan=30</text:span></text:p>
          </draw:text-box>
        </draw:frame>
        <draw:frame draw:style-name="gr51" draw:text-style-name="P23" draw:layer="layout" svg:width="8.636cm" svg:height="0.878cm" svg:x="3.556cm" svg:y="3.948cm">
          <draw:text-box>
            <text:p><text:span text:style-name="T7">Port: <text:s/>1 <text:s text:c="7"/>2 <text:s text:c="8"/>3 <text:s text:c="7"/>T</text:span></text:p>
          </draw:text-box>
        </draw:frame>
        <draw:frame draw:style-name="gr51" draw:text-style-name="P23" draw:layer="layout" svg:width="8.636cm" svg:height="0.878cm" svg:x="16.51cm" svg:y="3.948cm">
          <draw:text-box>
            <text:p><text:span text:style-name="T7">Port: <text:s/>T <text:s text:c="7"/>1 <text:s text:c="8"/>2 <text:s text:c="7"/>3</text:span></text:p>
          </draw:text-box>
        </draw:frame>
        <draw:custom-shape draw:style-name="gr41" draw:text-style-name="P18" draw:layer="layout" svg:width="0.762cm" svg:height="0.762cm" svg:x="3.302cm" svg:y="13.208cm">
          <text:p/>
          <draw:enhanced-geometry svg:viewBox="0 0 21600 21600" draw:type="rectangle" draw:enhanced-path="M 0 0 L 21600 0 21600 21600 0 21600 0 0 Z N"/>
        </draw:custom-shape>
        <draw:custom-shape draw:style-name="gr43" draw:text-style-name="P19" draw:layer="layout" svg:width="0.762cm" svg:height="0.762cm" svg:x="7.366cm" svg:y="13.208cm">
          <text:p/>
          <draw:enhanced-geometry svg:viewBox="0 0 21600 21600" draw:type="rectangle" draw:enhanced-path="M 0 0 L 21600 0 21600 21600 0 21600 0 0 Z N"/>
        </draw:custom-shape>
        <draw:custom-shape draw:style-name="gr44" draw:text-style-name="P20" draw:layer="layout" svg:width="0.762cm" svg:height="0.762cm" svg:x="11.176cm" svg:y="13.208cm">
          <text:p/>
          <draw:enhanced-geometry svg:viewBox="0 0 21600 21600" draw:type="rectangle" draw:enhanced-path="M 0 0 L 21600 0 21600 21600 0 21600 0 0 Z N"/>
        </draw:custom-shape>
        <draw:custom-shape draw:style-name="gr43" draw:text-style-name="P19" draw:layer="layout" svg:width="0.762cm" svg:height="0.762cm" svg:x="17.018cm" svg:y="13.462cm">
          <text:p/>
          <draw:enhanced-geometry svg:viewBox="0 0 21600 21600" draw:type="rectangle" draw:enhanced-path="M 0 0 L 21600 0 21600 21600 0 21600 0 0 Z N"/>
        </draw:custom-shape>
        <draw:custom-shape draw:style-name="gr44" draw:text-style-name="P20" draw:layer="layout" svg:width="0.762cm" svg:height="0.762cm" svg:x="20.828cm" svg:y="13.462cm">
          <text:p/>
          <draw:enhanced-geometry svg:viewBox="0 0 21600 21600" draw:type="rectangle" draw:enhanced-path="M 0 0 L 21600 0 21600 21600 0 21600 0 0 Z N"/>
        </draw:custom-shape>
        <draw:custom-shape draw:style-name="gr41" draw:text-style-name="P18" draw:layer="layout" svg:width="0.762cm" svg:height="0.762cm" svg:x="24.892cm" svg:y="13.462cm">
          <text:p/>
          <draw:enhanced-geometry svg:viewBox="0 0 21600 21600" draw:type="rectangle" draw:enhanced-path="M 0 0 L 21600 0 21600 21600 0 21600 0 0 Z N"/>
        </draw:custom-shape>
        <presentation:notes draw:style-name="dp2">
          <draw:page-thumbnail draw:style-name="gr20" draw:layer="layout" svg:width="18.624cm" svg:height="10.476cm" svg:x="1.482cm" svg:y="2.123cm" draw:page-number="6"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ff7b59"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3T14:25:44.989730386</meta:creation-date>
    <dc:date>2021-03-01T01:52:45.050986422</dc:date>
    <meta:editing-duration>PT6H4M13S</meta:editing-duration>
    <meta:editing-cycles>15</meta:editing-cycles>
    <meta:generator>LibreOffice/6.4.4.2$Linux_X86_64 LibreOffice_project/40$Build-2</meta:generator>
    <meta:document-statistic meta:object-count="317"/>
  </office:meta>
</office:document-meta>
</file>